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269.4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60.2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47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automatica_task_environments_clustere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4" table:default-cell-style-name="ce3"/>
        <table:table-column table:style-name="co15" table:default-cell-style-name="ce3"/>
        <table:table-column table:style-name="co13" table:number-columns-repeated="1000" table:default-cell-style-name="ce3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sequence_original</text:p>
          </table:table-cell>
          <table:table-cell table:style-name="Default" office:value-type="string" calcext:value-type="string">
            <text:p>sequence_no_duplicates</text:p>
          </table:table-cell>
          <table:table-cell table:style-name="Default" office:value-type="string" calcext:value-type="string">
            <text:p>sequence_clustered_silverware</text:p>
          </table:table-cell>
          <table:table-cell table:style-name="Default" office:value-type="string" calcext:value-type="string">
            <text:p>sequence_clustered_drawers</text:p>
          </table:table-cell>
          <table:table-cell table:style-name="ce2" office:value-type="string" calcext:value-type="string">
            <text:p>coordinates_original</text:p>
          </table:table-cell>
          <table:table-cell table:style-name="Default" office:value-type="string" calcext:value-type="string">
            <text:p>coordinates_clustered_silverware</text:p>
          </table:table-cell>
          <table:table-cell table:style-name="Default" office:value-type="string" calcext:value-type="string">
            <text:p>coordinates_clustered_drawers</text:p>
          </table:table-cell>
          <table:table-cell office:value-type="string" calcext:value-type="string">
            <text:p>start_coordinates</text:p>
          </table:table-cell>
          <table:table-cell table:style-name="Default" office:value-type="string" calcext:value-type="string">
            <text:p>strong_k</text:p>
          </table:table-cell>
          <table:table-cell table:style-name="Default" office:value-type="string" calcext:value-type="string">
            <text:p>mid_k</text:p>
          </table:table-cell>
          <table:table-cell table:style-name="Default" office:value-type="string" calcext:value-type="string">
            <text:p>food_k</text:p>
          </table:table-cell>
          <table:table-cell table:style-name="Default" office:value-type="string" calcext:value-type="string">
            <text:p>containment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error_clustered_silverware</text:p>
          </table:table-cell>
          <table:table-cell table:style-name="Default" office:value-type="string" calcext:value-type="string">
            <text:p>length_clustered_silverware</text:p>
          </table:table-cell>
          <table:table-cell table:style-name="Default" office:value-type="string" calcext:value-type="string">
            <text:p>error_clustered_drawers</text:p>
          </table:table-cell>
          <table:table-cell table:style-name="Default" office:value-type="string" calcext:value-type="string">
            <text:p>length_clustered_drawers</text:p>
          </table:table-cell>
          <table:table-cell table:style-name="Default"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table:style-name="Default" office:value-type="string" calcext:value-type="string">
            <text:p>pocgkr</text:p>
          </table:table-cell>
          <table:table-cell office:value-type="string" calcext:value-type="string">
            <text:p>pocgk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k: (-0.030993,0.7334229999999999,0.530651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2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cgwpcffkkss</text:p>
          </table:table-cell>
          <table:table-cell table:style-name="Default" office:value-type="string" calcext:value-type="string">
            <text:p>cgwpcfks</text:p>
          </table:table-cell>
          <table:table-cell table:style-name="Default" office:value-type="string" calcext:value-type="string">
            <text:p>cgwpdz</text:p>
          </table:table-cell>
          <table:table-cell table:style-name="Default" office:value-type="string" calcext:value-type="string">
            <text:p>cgwpdb</text:p>
          </table:table-cell>
          <table:table-cell table:style-name="Default" office:value-type="string" calcext:value-type="string">
            <text:p>c: (-0.525007,0.923283,0.438);g: (-0.595001,1.233,0.468999);w: (-0.196022,1.35572,0.466005);p: (0.008034,0.957082,0.6890539999999999);c: (-0.66,0.9232809999999999,0.438);f: (-0.251825,0.744246,0.557668);f: (-0.20802600000000002,0.7442439999999999,0.557671);k: (-0.07699199999999999,0.733425,0.531662);k: (-0.030993,0.7334229999999999,0.530651);s: (0.10966,0.7466,0.505875);s: (0.071911,0.746328,0.519848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z: (-0.310963847222222,0.74,0.53)</text:p>
          </table:table-cell>
          <table:table-cell office:value-type="string" calcext:value-type="string">
            <text:p>c: (-0.525007,0.923283,0.438);g: (-0.595001,1.233,0.468999);w: (-0.196022,1.35572,0.466005);p: (0.008034,0.957082,0.6890539999999999);d: (-0.66,0.9232809999999999,0.438);f: (-0.251825,0.744246,0.557668);f1: (-0.20802600000000002,0.7442439999999999,0.557671);k: (-0.07699199999999999,0.733425,0.531662);k: (-0.030993,0.7334229999999999,0.530651);s: (0.10966,0.7466,0.505875);s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])" office:value-type="float" office:value="8" calcext:value-type="float">
            <text:p>8</text:p>
          </table:table-cell>
          <table:table-cell table:style-name="Default"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])" office:value-type="float" office:value="6" calcext:value-type="float">
            <text:p>6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string" calcext:value-type="string">
            <text:p>a5</text:p>
          </table:table-cell>
          <table:table-cell table:style-name="Default" office:value-type="string" calcext:value-type="string">
            <text:p>kfsfksppwwggg</text:p>
          </table:table-cell>
          <table:table-cell table:style-name="Default" office:value-type="string" calcext:value-type="string">
            <text:p>kfsfkspwg</text:p>
          </table:table-cell>
          <table:table-cell table:style-name="Default" office:value-type="string" calcext:value-type="string">
            <text:p>zpwg</text:p>
          </table:table-cell>
          <table:table-cell table:style-name="Default" office:value-type="string" calcext:value-type="string">
            <text:p>bpwg</text:p>
          </table:table-cell>
          <table:table-cell table:style-name="Default"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: (0.008041,0.9296049999999999,0.68902);w: (-0.196022,1.35572,0.466005);w: (-0.05700499999999999,1.35572,0.46601800000000004);g: (-0.595001,1.233,0.468999);g: (-0.7159989999999999,1.23301,0.469001);g: (-0.8379989999999999,1.233,0.468999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k: (-0.07699199999999999,0.733425,0.531662);f: (-0.165225,0.7442479999999999,0.557615);s: (0.146585,0.7467189999999999,0.516146);f: (-0.251825,0.744246,0.557668);k: (-0.030993,0.7334229999999999,0.530651);s: (0.10966,0.7466,0.505875);p: (0.008034,0.957082,0.6890539999999999);p1: (0.008041,0.9296049999999999,0.68902);w: (-0.196022,1.35572,0.466005);w1: (-0.05700499999999999,1.35572,0.46601800000000004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4])" office:value-type="float" office:value="9" calcext:value-type="float">
            <text:p>9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office:value-type="float" office:value="0.605" calcext:value-type="float">
            <text:p>0.605</text:p>
          </table:table-cell>
          <table:table-cell table:formula="of:=LEN([.D4])" office:value-type="float" office:value="4" calcext:value-type="float">
            <text:p>4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string" calcext:value-type="string">
            <text:p>a11</text:p>
          </table:table-cell>
          <table:table-cell table:style-name="Default" office:value-type="string" calcext:value-type="string">
            <text:p>ppfkswwkfsococggg</text:p>
          </table:table-cell>
          <table:table-cell table:style-name="Default" office:value-type="string" calcext:value-type="string">
            <text:p>pfkswkfsococg</text:p>
          </table:table-cell>
          <table:table-cell table:style-name="Default" office:value-type="string" calcext:value-type="string">
            <text:p>pzwzocndg</text:p>
          </table:table-cell>
          <table:table-cell table:style-name="Default" office:value-type="string" calcext:value-type="string">
            <text:p>pbwbocndg</text:p>
          </table:table-cell>
          <table:table-cell table:style-name="Default" office:value-type="string" calcext:value-type="string">
            <text:p>p: (0.008034,0.957082,0.6890539999999999);p: (0.008041,0.9296049999999999,0.68902);f: (-0.165225,0.7442479999999999,0.557615);k: (-0.07699199999999999,0.733425,0.531662);s: (0.10966,0.7466,0.505875);w: (0.083,1.35572,0.466);w: (-0.196022,1.35572,0.466005);k: (0.002996,0.733422,0.533535);f: (-0.251825,0.744246,0.557668);s: (0.071911,0.746328,0.519848);o: (-0.185,0.928,0.48103500000000005);c: (-0.525007,0.923283,0.438);o: (-0.18499200000000002,0.915077,0.481025);c: (-0.66,0.9232809999999999,0.438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f: (-0.165225,0.7442479999999999,0.557615);k: (-0.07699199999999999,0.733425,0.531662);s: (0.10966,0.7466,0.505875);w: (0.083,1.35572,0.466);w1: (-0.196022,1.35572,0.466005);k: (0.002996,0.733422,0.533535);f: (-0.251825,0.744246,0.557668);s: (0.071911,0.746328,0.519848);o: (-0.185,0.928,0.48103500000000005);c: (-0.525007,0.923283,0.438);n: (-0.18499200000000002,0.915077,0.481025);d: (-0.66,0.9232809999999999,0.438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5])" office:value-type="float" office:value="13" calcext:value-type="float">
            <text:p>13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office:value-type="float" office:value="0.806" calcext:value-type="float">
            <text:p>0.806</text:p>
          </table:table-cell>
          <table:table-cell table:formula="of:=LEN([.D5])" office:value-type="float" office:value="9" calcext:value-type="float">
            <text:p>9</text:p>
          </table:table-cell>
          <table:table-cell table:style-name="Default" table:number-columns-repeated="1000"/>
        </table:table-row>
        <table:table-row table:style-name="ro1">
          <table:table-cell office:value-type="string" calcext:value-type="string">
            <text:p>a13</text:p>
          </table:table-cell>
          <table:table-cell table:number-columns-repeated="2" office:value-type="string" calcext:value-type="string">
            <text:p>wptgkfsoc</text:p>
          </table:table-cell>
          <table:table-cell office:value-type="string" calcext:value-type="string">
            <text:p>wptgzoc</text:p>
          </table:table-cell>
          <table:table-cell office:value-type="string" calcext:value-type="string">
            <text:p>wptgboc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z: (-0.310963847222222,0.74,0.53)</text:p>
          </table:table-cell>
          <table:table-cell office:value-type="string" calcext:value-type="string">
            <text:p>w: (-0.196022,1.35572,0.466005);p: (0.008034,0.957082,0.6890539999999999);t: (-0.649,1.52939,0.68);g: (-0.595001,1.233,0.468999);k: (-0.030993,0.7334229999999999,0.530651);f: (-0.165225,0.7442479999999999,0.557615);s: (0.10966,0.7466,0.505875);o: (-0.185,0.928,0.48103500000000005);c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pppwwwfffkkkggg</text:p>
          </table:table-cell>
          <table:table-cell office:value-type="string" calcext:value-type="string">
            <text:p>pwfkg</text:p>
          </table:table-cell>
          <table:table-cell office:value-type="string" calcext:value-type="string">
            <text:p>pwzg</text:p>
          </table:table-cell>
          <table:table-cell office:value-type="string" calcext:value-type="string">
            <text:p>pwbg</text:p>
          </table:table-cell>
          <table:table-cell office:value-type="string" calcext:value-type="string">
            <text:p>p: (0.008034,0.957082,0.6890539999999999);p: (0.008041,0.9296049999999999,0.68902);p: (0.008001000000000001,0.902166,0.689002);w: (-0.196022,1.35572,0.466005);w: (-0.05700499999999999,1.35572,0.46601800000000004);w: (0.083,1.35572,0.466);f: (-0.251825,0.744246,0.557668);f: (-0.165225,0.7442479999999999,0.557615);f: (-0.20802600000000002,0.7442439999999999,0.557671);k: (0.002996,0.733422,0.533535);k: (-0.030993,0.7334229999999999,0.530651);k: (-0.07699199999999999,0.733425,0.531662);g: (-0.595001,1.233,0.468999);g: (-0.7159989999999999,1.23301,0.469001);g: (-0.8379989999999999,1.233,0.468999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z: (-0.310963847222222,0.74,0.53)</text:p>
          </table:table-cell>
          <table:table-cell office:value-type="string" calcext:value-type="string">
            <text:p>p: (0.008034,0.957082,0.6890539999999999);p1: (0.008041,0.9296049999999999,0.68902);p2: (0.008001000000000001,0.902166,0.689002);w: (-0.196022,1.35572,0.466005);w1: (-0.05700499999999999,1.35572,0.46601800000000004);w2: (0.083,1.35572,0.466);f: (-0.251825,0.744246,0.557668);f1: (-0.165225,0.7442479999999999,0.557615);f2: (-0.20802600000000002,0.7442439999999999,0.557671);k: (0.002996,0.733422,0.533535);k1: (-0.030993,0.7334229999999999,0.530651);k2: (-0.07699199999999999,0.733425,0.531662);g: (-0.595001,1.233,0.468999);g1: (-0.7159989999999999,1.23301,0.469001);g2: (-0.8379989999999999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7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ppoowwcceerr</text:p>
          </table:table-cell>
          <table:table-cell office:value-type="string" calcext:value-type="string">
            <text:p>powcer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a</text:p>
          </table:table-cell>
          <table:table-cell office:value-type="string" calcext:value-type="string">
            <text:p>p: (0.008034,0.957082,0.6890539999999999);p: (0.008041,0.9296049999999999,0.68902);o: (-0.18499200000000002,0.915077,0.481025);o: (-0.185,0.928,0.48103500000000005);w: (-0.05700499999999999,1.35572,0.46601800000000004);w: (-0.196022,1.35572,0.466005);c: (-0.66,0.9232809999999999,0.438);c: (-0.525007,0.923283,0.438);e: (-0.7940520000000001,0.7428739999999999,0.503884);e: (-0.765776,0.742873,0.51554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499200000000002,0.915077,0.481025);o1: (-0.185,0.928,0.48103500000000005);w: (-0.05700499999999999,1.35572,0.46601800000000004);w1: (-0.196022,1.35572,0.466005);c: (-0.66,0.9232809999999999,0.438);c1: (-0.525007,0.923283,0.438);e: (-0.7940520000000001,0.7428739999999999,0.503884);e1: (-0.765776,0.742873,0.51554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8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cooppreerkk</text:p>
          </table:table-cell>
          <table:table-cell office:value-type="string" calcext:value-type="string">
            <text:p>coprerk</text:p>
          </table:table-cell>
          <table:table-cell office:value-type="string" calcext:value-type="string">
            <text:p>copz</text:p>
          </table:table-cell>
          <table:table-cell office:value-type="string" calcext:value-type="string">
            <text:p>copab</text:p>
          </table:table-cell>
          <table:table-cell office:value-type="string" calcext:value-type="string">
            <text:p>c: (-0.7949970000000001,0.9232809999999999,0.438);o: (-0.185,0.928,0.48103500000000005);o: (-0.18499200000000002,0.915077,0.481025);p: (0.008034,0.957082,0.6890539999999999);p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z: (-0.310963847222222,0.74,0.53)</text:p>
          </table:table-cell>
          <table:table-cell office:value-type="string" calcext:value-type="string">
            <text:p>c: (-0.7949970000000001,0.9232809999999999,0.438);o: (-0.185,0.928,0.48103500000000005);o1: (-0.18499200000000002,0.915077,0.481025);p: (0.008034,0.957082,0.6890539999999999);p1: (0.008041,0.9296049999999999,0.68902);r: (-0.606068,0.743321,0.524829);e: (-0.7940520000000001,0.7428739999999999,0.503884);e: (-0.765776,0.742873,0.515548);r: (-0.500441,0.743324,0.5217109999999999);k: (-0.07699199999999999,0.733425,0.531662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9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wwoppoffkkssskf</text:p>
          </table:table-cell>
          <table:table-cell office:value-type="string" calcext:value-type="string">
            <text:p>wopofkkskf</text:p>
          </table:table-cell>
          <table:table-cell office:value-type="string" calcext:value-type="string">
            <text:p>wopnz</text:p>
          </table:table-cell>
          <table:table-cell office:value-type="string" calcext:value-type="string">
            <text:p>wopnb</text:p>
          </table:table-cell>
          <table:table-cell office:value-type="string" calcext:value-type="string">
            <text:p>w: (-0.196022,1.35572,0.466005);w: (-0.05700499999999999,1.35572,0.46601800000000004);o: (-0.185,0.928,0.48103500000000005);p: (0.008034,0.957082,0.6890539999999999);p: (0.008041,0.9296049999999999,0.68902);o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z: (-0.310963847222222,0.74,0.53)</text:p>
          </table:table-cell>
          <table:table-cell office:value-type="string" calcext:value-type="string">
            <text:p>w: (-0.196022,1.35572,0.466005);w1: (-0.05700499999999999,1.35572,0.46601800000000004);o: (-0.185,0.928,0.48103500000000005);p: (0.008034,0.957082,0.6890539999999999);p1: (0.008041,0.9296049999999999,0.68902);n: (-0.18499200000000002,0.915077,0.481025);f: (-0.251825,0.744246,0.557668);f: (-0.20802600000000002,0.7442439999999999,0.557671);k: (0.002996,0.733422,0.533535);k: (-0.030993,0.7334229999999999,0.530651);s: (0.10966,0.7466,0.505875);s: (0.146585,0.7467189999999999,0.516146);s: (0.071911,0.746328,0.519848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10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0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9</text:p>
          </table:table-cell>
          <table:table-cell table:number-columns-repeated="2" office:value-type="string" calcext:value-type="string">
            <text:p>opwpwgcoc</text:p>
          </table:table-cell>
          <table:table-cell table:number-columns-repeated="2" office:value-type="string" calcext:value-type="string">
            <text:p>opwqxgcnd</text:p>
          </table:table-cell>
          <table:table-cell office:value-type="string" calcext:value-type="string">
            <text:p>o: (-0.185,0.928,0.48103500000000005);p: (0.008034,0.957082,0.6890539999999999);w: (-0.196022,1.35572,0.466005);p: (0.008041,0.9296049999999999,0.68902);w: (-0.05700499999999999,1.35572,0.46601800000000004);g: (-0.7159989999999999,1.23301,0.469001);c: (-0.525007,0.923283,0.438);o: (-0.18499200000000002,0.915077,0.481025);c: (-0.66,0.9232809999999999,0.438)</text:p>
          </table:table-cell>
          <table:table-cell table:number-columns-repeated="2" office:value-type="string" calcext:value-type="string">
            <text:p>o: (-0.185,0.928,0.48103500000000005);p: (0.008034,0.957082,0.6890539999999999);w: (-0.196022,1.35572,0.466005);q: (0.008041,0.9296049999999999,0.68902);x: (-0.05700499999999999,1.35572,0.46601800000000004);g: (-0.7159989999999999,1.23301,0.469001);c: (-0.525007,0.923283,0.438);n: (-0.18499200000000002,0.915077,0.481025);d: (-0.66,0.9232809999999999,0.438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1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ppooccrrfksfks</text:p>
          </table:table-cell>
          <table:table-cell office:value-type="string" calcext:value-type="string">
            <text:p>pocrfksfks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606068,0.743321,0.524829);r: (-0.500441,0.743324,0.5217109999999999);f: (-0.251825,0.744246,0.557668);k: (-0.030993,0.7334229999999999,0.530651);s: (0.071911,0.746328,0.519848);f: (-0.20802600000000002,0.7442439999999999,0.557671);k: (0.002996,0.733422,0.533535);s: (0.146585,0.7467189999999999,0.516146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12])" office:value-type="float" office:value="10" calcext:value-type="float">
            <text:p>10</text:p>
          </table:table-cell>
          <table:table-cell office:value-type="float" office:value="0.605" calcext:value-type="float">
            <text:p>0.605</text:p>
          </table:table-cell>
          <table:table-cell table:formula="of:=LEN([.D1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1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5</text:p>
          </table:table-cell>
          <table:table-cell table:number-columns-repeated="2" office:value-type="string" calcext:value-type="string">
            <text:p>cgpogpoc</text:p>
          </table:table-cell>
          <table:table-cell table:number-columns-repeated="2" office:value-type="string" calcext:value-type="string">
            <text:p>cgpohqnd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g: (-0.595001,1.233,0.468999);p: (0.008034,0.957082,0.6890539999999999);o: (-0.185,0.928,0.48103500000000005);c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</text:p>
          </table:table-cell>
          <table:table-cell office:value-type="string" calcext:value-type="string">
            <text:p>c: (-0.525007,0.923283,0.438);g: (-0.7159989999999999,1.23301,0.469001);p: (0.008041,0.9296049999999999,0.68902);o: (-0.18499200000000002,0.915077,0.481025);h: (-0.595001,1.233,0.468999);q: (0.008034,0.957082,0.6890539999999999);n: (-0.185,0.928,0.48103500000000005);d: (-0.66,0.9232809999999999,0.438); a: (-0.04465655555555556,0.7414061111111111,0.53); 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13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7</text:p>
          </table:table-cell>
          <table:table-cell office:value-type="string" calcext:value-type="string">
            <text:p>ppwwooccggfkkfssrere</text:p>
          </table:table-cell>
          <table:table-cell office:value-type="string" calcext:value-type="string">
            <text:p>pwocgfkfsrere</text:p>
          </table:table-cell>
          <table:table-cell office:value-type="string" calcext:value-type="string">
            <text:p>pwocgz</text:p>
          </table:table-cell>
          <table:table-cell office:value-type="string" calcext:value-type="string">
            <text:p>pwocg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499200000000002,0.90217,0.481005);o: (-0.18499200000000002,0.915077,0.481025);c: (-0.525007,0.923283,0.438);c: (-0.66,0.9232809999999999,0.438);g: (-0.595001,1.233,0.468999);g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499200000000002,0.90217,0.481005);o1: (-0.18499200000000002,0.915077,0.481025);c: (-0.525007,0.923283,0.438);c1: (-0.66,0.9232809999999999,0.438);g: (-0.595001,1.233,0.468999);g1: (-0.7159989999999999,1.23301,0.469001);f: (-0.165225,0.7442479999999999,0.557615);k: (-0.030993,0.7334229999999999,0.530651);k: (-0.07699199999999999,0.733425,0.531662);f: (-0.251825,0.744246,0.557668);s: (0.10966,0.7466,0.505875);s: (0.146585,0.7467189999999999,0.516146);r: (-0.500441,0.743324,0.5217109999999999);e: (-0.7940520000000001,0.7428739999999999,0.503884);r: (-0.606068,0.743321,0.52482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14])" office:value-type="float" office:value="13" calcext:value-type="float">
            <text:p>13</text:p>
          </table:table-cell>
          <table:table-cell office:value-type="float" office:value="0.723" calcext:value-type="float">
            <text:p>0.723</text:p>
          </table:table-cell>
          <table:table-cell table:formula="of:=LEN([.D14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14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39</text:p>
          </table:table-cell>
          <table:table-cell table:number-columns-repeated="2" office:value-type="string" calcext:value-type="string">
            <text:p>ocwgrk</text:p>
          </table:table-cell>
          <table:table-cell office:value-type="string" calcext:value-type="string">
            <text:p>ocwgz</text:p>
          </table:table-cell>
          <table:table-cell office:value-type="string" calcext:value-type="string">
            <text:p>ocwgab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z: (-0.310963847222222,0.74,0.53)</text:p>
          </table:table-cell>
          <table:table-cell office:value-type="string" calcext:value-type="string">
            <text:p>o: (-0.185,0.928,0.48103500000000005);c: (-0.525007,0.923283,0.438);w: (-0.196022,1.35572,0.466005);g: (-0.595001,1.233,0.468999);r: (-0.606068,0.743321,0.524829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5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5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1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0</text:p>
          </table:table-cell>
          <table:table-cell table:number-columns-repeated="2" office:value-type="string" calcext:value-type="string">
            <text:p>wpgsf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w: (-0.196022,1.35572,0.466005);p: (0.008034,0.957082,0.6890539999999999);g: (-0.595001,1.233,0.468999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6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1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3</text:p>
          </table:table-cell>
          <table:table-cell table:number-columns-repeated="2" office:value-type="string" calcext:value-type="string">
            <text:p>pwofs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g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z: (-0.310963847222222,0.74,0.53)</text:p>
          </table:table-cell>
          <table:table-cell office:value-type="string" calcext:value-type="string">
            <text:p>p: (0.008034,0.957082,0.6890539999999999);w: (-0.196022,1.35572,0.466005);o: (-0.185,0.928,0.48103500000000005);f: (-0.165225,0.7442479999999999,0.557615);s: (0.10966,0.7466,0.505875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7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1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5</text:p>
          </table:table-cell>
          <table:table-cell office:value-type="string" calcext:value-type="string">
            <text:p>ppocpocwwwgggkkkfs</text:p>
          </table:table-cell>
          <table:table-cell office:value-type="string" calcext:value-type="string">
            <text:p>pocpocwgkfs</text:p>
          </table:table-cell>
          <table:table-cell office:value-type="string" calcext:value-type="string">
            <text:p>pocqndwgz</text:p>
          </table:table-cell>
          <table:table-cell office:value-type="string" calcext:value-type="string">
            <text:p>pocqndwgb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p: (0.008001000000000001,0.902166,0.689002);o: (-0.18499200000000002,0.915077,0.481025);c: (-0.66,0.9232809999999999,0.438);w: (-0.196022,1.35572,0.466005);w: (-0.05700499999999999,1.35572,0.46601800000000004);w: (0.083,1.35572,0.466);g: (-0.595001,1.233,0.468999);g: (-0.7159989999999999,1.23301,0.469001);g: (-0.8379989999999999,1.233,0.468999);k: (0.002996,0.733422,0.533535);k: (-0.030993,0.7334229999999999,0.530651);k: (-0.07699199999999999,0.733425,0.531662);f: (-0.165225,0.7442479999999999,0.557615);s: (0.10966,0.7466,0.505875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q: (0.008001000000000001,0.902166,0.689002);n: (-0.18499200000000002,0.915077,0.481025);d: (-0.66,0.9232809999999999,0.438);w: (-0.196022,1.35572,0.466005);w1: (-0.05700499999999999,1.35572,0.46601800000000004);w2: (0.083,1.35572,0.466);g: (-0.595001,1.233,0.468999);g1: (-0.7159989999999999,1.23301,0.469001);g2: (-0.8379989999999999,1.233,0.468999);k: (0.002996,0.733422,0.533535);k: (-0.030993,0.7334229999999999,0.530651);k: (-0.07699199999999999,0.733425,0.531662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18])" office:value-type="float" office:value="11" calcext:value-type="float">
            <text:p>11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18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47</text:p>
          </table:table-cell>
          <table:table-cell office:value-type="string" calcext:value-type="string">
            <text:p>ppooccgwwg</text:p>
          </table:table-cell>
          <table:table-cell office:value-type="string" calcext:value-type="string">
            <text:p>pocgwg</text:p>
          </table:table-cell>
          <table:table-cell table:number-columns-repeated="2" office:value-type="string" calcext:value-type="string">
            <text:p>pocgwh</text:p>
          </table:table-cell>
          <table:table-cell office:value-type="string" calcext:value-type="string">
            <text:p>p: (0.008041,0.9296049999999999,0.68902);p: (0.008001000000000001,0.902166,0.689002);o: (-0.185,0.928,0.48103500000000005);o: (-0.18499200000000002,0.915077,0.481025);c: (-0.525007,0.923283,0.438);c: (-0.66,0.9232809999999999,0.438);g: (-0.595001,1.233,0.468999);w: (-0.196022,1.35572,0.466005);w: (-0.05700499999999999,1.35572,0.46601800000000004);g: (-0.7159989999999999,1.23301,0.469001)</text:p>
          </table:table-cell>
          <table:table-cell table:number-columns-repeated="2" office:value-type="string" calcext:value-type="string">
            <text:p>p: (0.008041,0.9296049999999999,0.68902);p1: (0.008001000000000001,0.902166,0.689002);o: (-0.185,0.928,0.48103500000000005);o1: (-0.18499200000000002,0.915077,0.481025);c: (-0.525007,0.923283,0.438);c1: (-0.66,0.9232809999999999,0.438);g: (-0.595001,1.233,0.468999);w: (-0.196022,1.35572,0.466005);w1: (-0.05700499999999999,1.35572,0.46601800000000004);h: (-0.7159989999999999,1.23301,0.469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1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1</text:p>
          </table:table-cell>
          <table:table-cell office:value-type="string" calcext:value-type="string">
            <text:p>ppwwggoocckfsfksrreet</text:p>
          </table:table-cell>
          <table:table-cell office:value-type="string" calcext:value-type="string">
            <text:p>pwgockfsfksret</text:p>
          </table:table-cell>
          <table:table-cell office:value-type="string" calcext:value-type="string">
            <text:p>pwgoczt</text:p>
          </table:table-cell>
          <table:table-cell office:value-type="string" calcext:value-type="string">
            <text:p>pwgocbat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595001,1.233,0.468999);g: (-0.7159989999999999,1.23301,0.469001);o: (-0.18499200000000002,0.915077,0.481025);o: (-0.185,0.928,0.48103500000000005);c: (-0.66,0.9232809999999999,0.438);c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595001,1.233,0.468999);g1: (-0.7159989999999999,1.23301,0.469001);o: (-0.18499200000000002,0.915077,0.481025);o1: (-0.185,0.928,0.48103500000000005);c: (-0.66,0.9232809999999999,0.438);c1: (-0.525007,0.923283,0.438);k: (0.002996,0.733422,0.533535);f: (-0.165225,0.7442479999999999,0.557615);s: (0.10966,0.7466,0.505875);f: (-0.20802600000000002,0.7442439999999999,0.557671);k: (-0.030993,0.7334229999999999,0.530651);s: (0.071911,0.746328,0.519848);r: (-0.500441,0.743324,0.5217109999999999);r: (-0.606068,0.743321,0.524829);e: (-0.765776,0.742873,0.515548);e: (-0.7940520000000001,0.7428739999999999,0.503884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0])" office:value-type="float" office:value="14" calcext:value-type="float">
            <text:p>14</text:p>
          </table:table-cell>
          <table:table-cell office:value-type="float" office:value="0.756" calcext:value-type="float">
            <text:p>0.756</text:p>
          </table:table-cell>
          <table:table-cell table:formula="of:=LEN([.D2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5</text:p>
          </table:table-cell>
          <table:table-cell office:value-type="string" calcext:value-type="string">
            <text:p>ooccppwwggfkskfsrere</text:p>
          </table:table-cell>
          <table:table-cell office:value-type="string" calcext:value-type="string">
            <text:p>ocpwgfkskfsrere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20802600000000002,0.7442439999999999,0.557671);k: (-0.030993,0.7334229999999999,0.530651);s: (0.10966,0.7466,0.505875);k: (-0.07699199999999999,0.733425,0.531662);f: (-0.251825,0.744246,0.557668);s: (0.146585,0.7467189999999999,0.516146);r: (-0.500441,0.743324,0.5217109999999999);e: (-0.765776,0.742873,0.515548);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1])" office:value-type="float" office:value="15" calcext:value-type="float">
            <text:p>15</text:p>
          </table:table-cell>
          <table:table-cell office:value-type="float" office:value="0.723" calcext:value-type="float">
            <text:p>0.723</text:p>
          </table:table-cell>
          <table:table-cell table:formula="of:=LEN([.D2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6</text:p>
          </table:table-cell>
          <table:table-cell office:value-type="string" calcext:value-type="string">
            <text:p>cccoooppwwgwpresk</text:p>
          </table:table-cell>
          <table:table-cell office:value-type="string" calcext:value-type="string">
            <text:p>copwgwpresk</text:p>
          </table:table-cell>
          <table:table-cell office:value-type="string" calcext:value-type="string">
            <text:p>copwgxqz</text:p>
          </table:table-cell>
          <table:table-cell office:value-type="string" calcext:value-type="string">
            <text:p>copwgxqab</text:p>
          </table:table-cell>
          <table:table-cell office:value-type="string" calcext:value-type="string">
            <text:p>c: (-0.525007,0.923283,0.438);c: (-0.7949970000000001,0.9232809999999999,0.438);c: (-0.66,0.9232809999999999,0.438);o: (-0.185,0.928,0.48103500000000005);o: (-0.18499200000000002,0.915077,0.481025);o: (-0.18499300000000002,0.902176,0.48100600000000004);p: (0.008034,0.957082,0.6890539999999999);p: (0.008041,0.9296049999999999,0.68902);w: (-0.196022,1.35572,0.466005);w: (-0.05700499999999999,1.35572,0.46601800000000004);g: (-0.595001,1.233,0.468999);w: (0.083,1.35572,0.466);p: (0.008001000000000001,0.902166,0.689002);r: (-0.500441,0.743324,0.5217109999999999);e: (-0.7940520000000001,0.7428739999999999,0.503884);s: (0.071911,0.746328,0.519848);k: (-0.07699199999999999,0.733425,0.531662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z: (-0.310963847222222,0.74,0.53)</text:p>
          </table:table-cell>
          <table:table-cell office:value-type="string" calcext:value-type="string">
            <text:p>c: (-0.525007,0.923283,0.438);c1: (-0.7949970000000001,0.9232809999999999,0.438);c2: (-0.66,0.9232809999999999,0.438);o: (-0.185,0.928,0.48103500000000005);o1: (-0.18499200000000002,0.915077,0.481025);o2: (-0.18499300000000002,0.902176,0.48100600000000004);p: (0.008034,0.957082,0.6890539999999999);p1: (0.008041,0.9296049999999999,0.68902);w: (-0.196022,1.35572,0.466005);w1: (-0.05700499999999999,1.35572,0.46601800000000004);g: (-0.595001,1.233,0.468999);x: (0.083,1.35572,0.466);q: (0.008001000000000001,0.902166,0.689002);r: (-0.500441,0.743324,0.5217109999999999);e: (-0.7940520000000001,0.7428739999999999,0.503884);s: (0.071911,0.746328,0.519848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22])" office:value-type="float" office:value="11" calcext:value-type="float">
            <text:p>11</text:p>
          </table:table-cell>
          <table:table-cell office:value-type="float" office:value="0.785" calcext:value-type="float">
            <text:p>0.785</text:p>
          </table:table-cell>
          <table:table-cell table:formula="of:=LEN([.D22])" office:value-type="float" office:value="8" calcext:value-type="float">
            <text:p>8</text:p>
          </table:table-cell>
          <table:table-cell office:value-type="float" office:value="0.806" calcext:value-type="float">
            <text:p>0.806</text:p>
          </table:table-cell>
          <table:table-cell table:formula="of:=LEN([.D22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59</text:p>
          </table:table-cell>
          <table:table-cell office:value-type="string" calcext:value-type="string">
            <text:p>ppwwteerrfkkf</text:p>
          </table:table-cell>
          <table:table-cell office:value-type="string" calcext:value-type="string">
            <text:p>pwterfkf</text:p>
          </table:table-cell>
          <table:table-cell office:value-type="string" calcext:value-type="string">
            <text:p>pwtz</text:p>
          </table:table-cell>
          <table:table-cell office:value-type="string" calcext:value-type="string">
            <text:p>pwta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t: (-0.649,1.52939,0.68);e: (-0.765776,0.742873,0.515548);e: (-0.7940520000000001,0.7428739999999999,0.503884);r: (-0.606068,0.743321,0.524829);r: (-0.500441,0.743324,0.5217109999999999);f: (-0.251825,0.744246,0.557668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23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2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0</text:p>
          </table:table-cell>
          <table:table-cell office:value-type="string" calcext:value-type="string">
            <text:p>pooccwwggpfkfkssreer</text:p>
          </table:table-cell>
          <table:table-cell office:value-type="string" calcext:value-type="string">
            <text:p>pocwggpfkfksrer</text:p>
          </table:table-cell>
          <table:table-cell office:value-type="string" calcext:value-type="string">
            <text:p>pocwgqz</text:p>
          </table:table-cell>
          <table:table-cell office:value-type="string" calcext:value-type="string">
            <text:p>pocwgqba</text:p>
          </table:table-cell>
          <table:table-cell office:value-type="string" calcext:value-type="string">
            <text:p>p: (0.008041,0.9296049999999999,0.68902);o: (-0.185,0.928,0.48103500000000005);o: (-0.18499200000000002,0.915077,0.481025);c: (-0.525007,0.923283,0.438);c: (-0.66,0.9232809999999999,0.438);w: (-0.196022,1.35572,0.466005);w: (-0.05700499999999999,1.35572,0.46601800000000004);g: (-0.595001,1.233,0.468999);g: (-0.7159989999999999,1.23301,0.469001);p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z: (-0.310963847222222,0.74,0.53)</text:p>
          </table:table-cell>
          <table:table-cell office:value-type="string" calcext:value-type="string">
            <text:p>p: (0.008041,0.9296049999999999,0.68902);o: (-0.185,0.928,0.48103500000000005);o1: (-0.18499200000000002,0.915077,0.481025);c: (-0.525007,0.923283,0.438);c1: (-0.66,0.9232809999999999,0.438);w: (-0.196022,1.35572,0.466005);w1: (-0.05700499999999999,1.35572,0.46601800000000004);g: (-0.595001,1.233,0.468999);g1: (-0.7159989999999999,1.23301,0.469001);q: (0.008001000000000001,0.902166,0.689002);f: (-0.165225,0.7442479999999999,0.557615);k: (-0.07699199999999999,0.733425,0.531662);f: (-0.20802600000000002,0.7442439999999999,0.557671);k: (-0.030993,0.7334229999999999,0.530651);s: (0.10966,0.7466,0.505875);s: (0.146585,0.7467189999999999,0.516146);r: (-0.500441,0.743324,0.5217109999999999);e: (-0.765776,0.742873,0.515548);e: (-0.7940520000000001,0.7428739999999999,0.503884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24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24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24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1</text:p>
          </table:table-cell>
          <table:table-cell office:value-type="string" calcext:value-type="string">
            <text:p>wpofcgkrpwgfkssocr</text:p>
          </table:table-cell>
          <table:table-cell office:value-type="string" calcext:value-type="string">
            <text:p>wpofcgkrpwgfksocr</text:p>
          </table:table-cell>
          <table:table-cell office:value-type="string" calcext:value-type="string">
            <text:p>wpozcgzqxhzndz</text:p>
          </table:table-cell>
          <table:table-cell office:value-type="string" calcext:value-type="string">
            <text:p>wpobcgbaqxhbnda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p: (0.008041,0.9296049999999999,0.68902);w: (-0.05700499999999999,1.35572,0.46601800000000004);g: (-0.7159989999999999,1.23301,0.469001);f: (-0.20802600000000002,0.7442439999999999,0.557671);k: (-0.030993,0.7334229999999999,0.530651);s: (0.071911,0.746328,0.519848);s: (0.10966,0.7466,0.505875);o: (-0.18499200000000002,0.915077,0.481025);c: (-0.66,0.9232809999999999,0.438);r: (-0.606068,0.743321,0.524829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b: (-0.606068,0.743321,0.524829);z: (-0.310963847222222,0.74,0.53)</text:p>
          </table:table-cell>
          <table:table-cell office:value-type="string" calcext:value-type="string">
            <text:p>w: (-0.196022,1.35572,0.466005);p: (0.008034,0.957082,0.6890539999999999);o: (-0.185,0.928,0.48103500000000005);f: (-0.251825,0.744246,0.557668);c: (-0.525007,0.923283,0.438);g: (-0.595001,1.233,0.468999);k: (-0.07699199999999999,0.733425,0.531662);r: (-0.500441,0.743324,0.5217109999999999);q: (0.008041,0.9296049999999999,0.68902);x: (-0.05700499999999999,1.35572,0.46601800000000004);h: (-0.7159989999999999,1.23301,0.469001);f: (-0.20802600000000002,0.7442439999999999,0.557671);k: (-0.030993,0.7334229999999999,0.530651);s: (0.071911,0.746328,0.519848);s: (0.10966,0.7466,0.505875);n: (-0.18499200000000002,0.915077,0.481025);d: (-0.66,0.9232809999999999,0.438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table:formula="of:=LEN([.C25])" office:value-type="float" office:value="17" calcext:value-type="float">
            <text:p>17</text:p>
          </table:table-cell>
          <table:table-cell office:value-type="float" office:value="0.869" calcext:value-type="float">
            <text:p>0.869</text:p>
          </table:table-cell>
          <table:table-cell table:formula="of:=LEN([.D25])" office:value-type="float" office:value="14" calcext:value-type="float">
            <text:p>14</text:p>
          </table:table-cell>
          <table:table-cell office:value-type="float" office:value="0.878" calcext:value-type="float">
            <text:p>0.878</text:p>
          </table:table-cell>
          <table:table-cell table:formula="of:=LEN([.D25])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69</text:p>
          </table:table-cell>
          <table:table-cell office:value-type="string" calcext:value-type="string">
            <text:p>ccwwppffkkssoorr</text:p>
          </table:table-cell>
          <table:table-cell office:value-type="string" calcext:value-type="string">
            <text:p>cwpfksor</text:p>
          </table:table-cell>
          <table:table-cell office:value-type="string" calcext:value-type="string">
            <text:p>cwpzoz</text:p>
          </table:table-cell>
          <table:table-cell office:value-type="string" calcext:value-type="string">
            <text:p>cwpboa</text:p>
          </table:table-cell>
          <table:table-cell office:value-type="string" calcext:value-type="string">
            <text:p>c: (-0.525007,0.923283,0.438);c: (-0.66,0.9232809999999999,0.438);w: (-0.196022,1.35572,0.466005);w: (-0.05700499999999999,1.35572,0.46601800000000004);p: (0.008034,0.957082,0.6890539999999999);p: (0.008041,0.9296049999999999,0.68902);f: (-0.20802600000000002,0.7442439999999999,0.557671);f: (-0.251825,0.744246,0.557668);k: (-0.030993,0.7334229999999999,0.530651);k: (-0.07699199999999999,0.733425,0.531662);s: (0.10966,0.7466,0.505875);s: (0.146585,0.7467189999999999,0.516146);o: (-0.185,0.928,0.48103500000000005);o: (-0.18499200000000002,0.915077,0.481025);r: (-0.606068,0.743321,0.524829);r: (-0.500441,0.743324,0.5217109999999999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z: (-0.310963847222222,0.74,0.53)</text:p>
          </table:table-cell>
          <table:table-cell office:value-type="string" calcext:value-type="string">
            <text:p>c: (-0.525007,0.923283,0.438);c1: (-0.66,0.9232809999999999,0.438);w: (-0.196022,1.35572,0.466005);w1: (-0.05700499999999999,1.35572,0.46601800000000004);p: (0.008034,0.957082,0.6890539999999999);p1: (0.008041,0.9296049999999999,0.68902);f: (-0.20802600000000002,0.7442439999999999,0.557671);f1: (-0.251825,0.744246,0.557668);k: (-0.030993,0.7334229999999999,0.530651);k1: (-0.07699199999999999,0.733425,0.531662);s: (0.10966,0.7466,0.505875);s1: (0.146585,0.7467189999999999,0.516146);o: (-0.185,0.928,0.48103500000000005);o1: (-0.18499200000000002,0.915077,0.481025);r: (-0.606068,0.743321,0.524829);r1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6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6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3</text:p>
          </table:table-cell>
          <table:table-cell office:value-type="string" calcext:value-type="string">
            <text:p>ppwwffkkssoorrcc</text:p>
          </table:table-cell>
          <table:table-cell office:value-type="string" calcext:value-type="string">
            <text:p>pwfksorc</text:p>
          </table:table-cell>
          <table:table-cell office:value-type="string" calcext:value-type="string">
            <text:p>pwzozc</text:p>
          </table:table-cell>
          <table:table-cell office:value-type="string" calcext:value-type="string">
            <text:p>pwboac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-0.030993,0.7334229999999999,0.530651);k: (-0.07699199999999999,0.733425,0.531662);s: (0.10966,0.7466,0.505875);s: (0.071911,0.746328,0.519848);o: (-0.185,0.928,0.48103500000000005);o: (-0.18499200000000002,0.915077,0.481025);r: (-0.500441,0.743324,0.5217109999999999);r: (-0.606068,0.743321,0.524829);c: (-0.525007,0.923283,0.438);c: (-0.66,0.9232809999999999,0.43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-0.030993,0.7334229999999999,0.530651);k1: (-0.07699199999999999,0.733425,0.531662);s: (0.10966,0.7466,0.505875);s1: (0.071911,0.746328,0.519848);o: (-0.185,0.928,0.48103500000000005);o1: (-0.18499200000000002,0.915077,0.481025);r: (-0.500441,0.743324,0.5217109999999999);r1: (-0.606068,0.743321,0.524829);c: (-0.525007,0.923283,0.438);c1: (-0.66,0.9232809999999999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27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2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6</text:p>
          </table:table-cell>
          <table:table-cell office:value-type="string" calcext:value-type="string">
            <text:p>ppooccggwwkfkfsseerr</text:p>
          </table:table-cell>
          <table:table-cell office:value-type="string" calcext:value-type="string">
            <text:p>pocgwkfkfser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g: (-0.595001,1.233,0.468999);g: (-0.7159989999999999,1.23301,0.469001);w: (0.083,1.35572,0.466);w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g: (-0.595001,1.233,0.468999);g1: (-0.7159989999999999,1.23301,0.469001);w: (0.083,1.35572,0.466);w1: (-0.05700499999999999,1.35572,0.46601800000000004);k: (-0.030993,0.7334229999999999,0.530651);f: (-0.251825,0.744246,0.557668);k: (-0.07699199999999999,0.733425,0.531662);f: (-0.20802600000000002,0.7442439999999999,0.557671);s: (0.146585,0.7467189999999999,0.516146);s: (0.10966,0.7466,0.505875);e: (-0.765776,0.742873,0.515548);e: (-0.7940520000000001,0.7428739999999999,0.503884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28])" office:value-type="float" office:value="12" calcext:value-type="float">
            <text:p>12</text:p>
          </table:table-cell>
          <table:table-cell office:value-type="float" office:value="0.723" calcext:value-type="float">
            <text:p>0.723</text:p>
          </table:table-cell>
          <table:table-cell table:formula="of:=LEN([.D28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28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7</text:p>
          </table:table-cell>
          <table:table-cell office:value-type="string" calcext:value-type="string">
            <text:p>ppowwctgcog</text:p>
          </table:table-cell>
          <table:table-cell office:value-type="string" calcext:value-type="string">
            <text:p>powctgcog</text:p>
          </table:table-cell>
          <table:table-cell table:number-columns-repeated="2" office:value-type="string" calcext:value-type="string">
            <text:p>powctgdnh</text:p>
          </table:table-cell>
          <table:table-cell office:value-type="string" calcext:value-type="string">
            <text:p>p: (0.008034,0.957082,0.6890539999999999);p: (0.008041,0.9296049999999999,0.68902);o: (-0.185,0.928,0.48103500000000005);w: (-0.196022,1.35572,0.466005);w: (-0.05700499999999999,1.35572,0.46601800000000004);c: (-0.525007,0.923283,0.438);t: (-0.649,1.52939,0.68);g: (-0.595001,1.233,0.468999);c: (-0.66,0.9232809999999999,0.438);o: (-0.18499200000000002,0.915077,0.481025);g: (-0.8379989999999999,1.233,0.468999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w: (-0.196022,1.35572,0.466005);w1: (-0.05700499999999999,1.35572,0.46601800000000004);c: (-0.525007,0.923283,0.438);t: (-0.649,1.52939,0.68);g: (-0.595001,1.233,0.468999);d: (-0.66,0.9232809999999999,0.438);n: (-0.18499200000000002,0.915077,0.481025);h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office:value-type="float" office:value="0.806" calcext:value-type="float">
            <text:p>0.806</text:p>
          </table:table-cell>
          <table:table-cell table:formula="of:=LEN([.D29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79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C30])" office:value-type="float" office:value="0" calcext:value-type="float">
            <text:p>0</text:p>
          </table:table-cell>
          <table:table-cell/>
          <table:table-cell table:formula="of:=LEN([.D30])" office:value-type="float" office:value="0" calcext:value-type="float">
            <text:p>0</text:p>
          </table:table-cell>
          <table:table-cell/>
          <table:table-cell table:formula="of:=LEN([.D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0</text:p>
          </table:table-cell>
          <table:table-cell office:value-type="string" calcext:value-type="string">
            <text:p>ppoowwggccpo</text:p>
          </table:table-cell>
          <table:table-cell office:value-type="string" calcext:value-type="string">
            <text:p>powgcpo</text:p>
          </table:table-cell>
          <table:table-cell table:number-columns-repeated="2" office:value-type="string" calcext:value-type="string">
            <text:p>powgcqn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g: (-0.595001,1.233,0.468999);g: (-0.7159989999999999,1.23301,0.469001);c: (-0.525007,0.923283,0.438);c: (-0.66,0.9232809999999999,0.438);p: (0.008001000000000001,0.902166,0.689002);o: (-0.18499200000000002,0.90217,0.481005)</text:p>
          </table:table-cell>
          <table:table-cell table:number-columns-repeated="2"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g: (-0.595001,1.233,0.468999);g1: (-0.7159989999999999,1.23301,0.469001);c: (-0.525007,0.923283,0.438);c1: (-0.66,0.9232809999999999,0.438);q: (0.008001000000000001,0.902166,0.689002);n: (-0.18499200000000002,0.90217,0.481005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3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5</text:p>
          </table:table-cell>
          <table:table-cell office:value-type="string" calcext:value-type="string">
            <text:p>ppwwffkkt</text:p>
          </table:table-cell>
          <table:table-cell office:value-type="string" calcext:value-type="string">
            <text:p>pwfkt</text:p>
          </table:table-cell>
          <table:table-cell office:value-type="string" calcext:value-type="string">
            <text:p>pwzt</text:p>
          </table:table-cell>
          <table:table-cell office:value-type="string" calcext:value-type="string">
            <text:p>pwbt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f: (-0.165225,0.7442479999999999,0.557615);f: (-0.20802600000000002,0.7442439999999999,0.557671);k: (0.002996,0.733422,0.533535);k: (-0.030993,0.7334229999999999,0.530651);t: (-0.649,1.52939,0.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f: (-0.165225,0.7442479999999999,0.557615);f1: (-0.20802600000000002,0.7442439999999999,0.557671);k: (0.002996,0.733422,0.533535);k1: (-0.030993,0.7334229999999999,0.530651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32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7</text:p>
          </table:table-cell>
          <table:table-cell office:value-type="string" calcext:value-type="string">
            <text:p>ppwwookffkrrgg</text:p>
          </table:table-cell>
          <table:table-cell office:value-type="string" calcext:value-type="string">
            <text:p>pwokfkrg</text:p>
          </table:table-cell>
          <table:table-cell office:value-type="string" calcext:value-type="string">
            <text:p>pwozg</text:p>
          </table:table-cell>
          <table:table-cell office:value-type="string" calcext:value-type="string">
            <text:p>pwobag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k: (-0.07699199999999999,0.733425,0.531662);f: (-0.251825,0.744246,0.557668);f: (-0.20802600000000002,0.7442439999999999,0.557671);k: (0.002996,0.733422,0.533535);r: (-0.500441,0.743324,0.5217109999999999);r: (-0.606068,0.743321,0.524829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3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3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3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89</text:p>
          </table:table-cell>
          <table:table-cell office:value-type="string" calcext:value-type="string">
            <text:p>copcogpgwwffkkssrr</text:p>
          </table:table-cell>
          <table:table-cell office:value-type="string" calcext:value-type="string">
            <text:p>copcogpgwfksr</text:p>
          </table:table-cell>
          <table:table-cell office:value-type="string" calcext:value-type="string">
            <text:p>copdngqhwz</text:p>
          </table:table-cell>
          <table:table-cell office:value-type="string" calcext:value-type="string">
            <text:p>copdngqhwba</text:p>
          </table:table-cell>
          <table:table-cell office:value-type="string" calcext:value-type="string">
            <text:p>c: (-0.66,0.9232809999999999,0.438);o: (-0.18499200000000002,0.915077,0.481025);p: (0.008034,0.957082,0.6890539999999999);c: (-0.525007,0.923283,0.438);o: (-0.185,0.928,0.48103500000000005);g: (0.393111,0.745051,-0.593776);p: (0.008001000000000001,0.902166,0.689002);g: (-0.8379989999999999,1.233,0.468999);w: (-0.196022,1.35572,0.466005);w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c: (-0.66,0.9232809999999999,0.438);o: (-0.18499200000000002,0.915077,0.481025);p: (0.008034,0.957082,0.6890539999999999);d: (-0.525007,0.923283,0.438);n: (-0.185,0.928,0.48103500000000005);g: (0.393111,0.745051,-0.593776);q: (0.008001000000000001,0.902166,0.689002);h: (-0.8379989999999999,1.233,0.468999);w: (-0.196022,1.35572,0.466005);w1: (-0.05700499999999999,1.35572,0.46601800000000004);f: (-0.165225,0.7442479999999999,0.557615);f: (-0.20802600000000002,0.7442439999999999,0.557671);k: (-0.07699199999999999,0.733425,0.531662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34])" office:value-type="float" office:value="13" calcext:value-type="float">
            <text:p>13</text:p>
          </table:table-cell>
          <table:table-cell office:value-type="float" office:value="0.824" calcext:value-type="float">
            <text:p>0.824</text:p>
          </table:table-cell>
          <table:table-cell table:formula="of:=LEN([.D34])" office:value-type="float" office:value="10" calcext:value-type="float">
            <text:p>10</text:p>
          </table:table-cell>
          <table:table-cell office:value-type="float" office:value="0.838" calcext:value-type="float">
            <text:p>0.838</text:p>
          </table:table-cell>
          <table:table-cell table:formula="of:=LEN([.D34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3</text:p>
          </table:table-cell>
          <table:table-cell office:value-type="string" calcext:value-type="string">
            <text:p>ppgsfkskfg</text:p>
          </table:table-cell>
          <table:table-cell office:value-type="string" calcext:value-type="string">
            <text:p>pgsfkskfg</text:p>
          </table:table-cell>
          <table:table-cell office:value-type="string" calcext:value-type="string">
            <text:p>pgzh</text:p>
          </table:table-cell>
          <table:table-cell office:value-type="string" calcext:value-type="string">
            <text:p>pgbh</text:p>
          </table:table-cell>
          <table:table-cell office:value-type="string" calcext:value-type="string">
            <text:p>p: (0.008034,0.957082,0.6890539999999999);p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g: (-0.7159989999999999,1.23301,0.469001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s: (0.146585,0.7467189999999999,0.516146);f: (-0.165225,0.7442479999999999,0.557615);k: (-0.030993,0.7334229999999999,0.530651);s: (0.10966,0.7466,0.505875);k: (-0.07699199999999999,0.733425,0.531662);f: (-0.20802600000000002,0.7442439999999999,0.557671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35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99</text:p>
          </table:table-cell>
          <table:table-cell office:value-type="string" calcext:value-type="string">
            <text:p>wgptocccooppwwgg</text:p>
          </table:table-cell>
          <table:table-cell office:value-type="string" calcext:value-type="string">
            <text:p>wgptocopwg</text:p>
          </table:table-cell>
          <table:table-cell table:number-columns-repeated="2" office:value-type="string" calcext:value-type="string">
            <text:p>wgptocnqxh</text:p>
          </table:table-cell>
          <table:table-cell office:value-type="string" calcext:value-type="string">
            <text:p>w: (0.083,1.35572,0.466);g: (-0.595001,1.233,0.468999);p: (0.008034,0.957082,0.6890539999999999);t: (-0.649,1.52939,0.68);o: (-0.185,0.928,0.48103500000000005);c: (-0.525007,0.923283,0.438);c: (-0.66,0.9232809999999999,0.438);c: (-0.7949970000000001,0.9232809999999999,0.438);o: (-0.18499200000000002,0.902176,0.48100600000000004);o: (-0.18499200000000002,0.915077,0.481025);p: (0.008001000000000001,0.902166,0.689002);p: (0.008041,0.9296049999999999,0.68902);w: (-0.196022,1.35572,0.466005);w: (-0.05700499999999999,1.35572,0.46601800000000004);g: (-0.7159989999999999,1.23301,0.469001);g: (-0.8379989999999999,1.233,0.468999)</text:p>
          </table:table-cell>
          <table:table-cell table:number-columns-repeated="2" office:value-type="string" calcext:value-type="string">
            <text:p>w: (0.083,1.35572,0.466);g: (-0.595001,1.233,0.468999);p: (0.008034,0.957082,0.6890539999999999);t: (-0.649,1.52939,0.68);o: (-0.185,0.928,0.48103500000000005);c: (-0.525007,0.923283,0.438);c1: (-0.66,0.9232809999999999,0.438);c2: (-0.7949970000000001,0.9232809999999999,0.438);o: (-0.18499200000000002,0.902176,0.48100600000000004);o1: (-0.18499200000000002,0.915077,0.481025);n: (0.008001000000000001,0.902166,0.689002);q: (0.008041,0.9296049999999999,0.68902);x: (-0.196022,1.35572,0.466005);x1: (-0.05700499999999999,1.35572,0.46601800000000004);h: (-0.7159989999999999,1.23301,0.469001);h1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office:value-type="float" office:value="0.824" calcext:value-type="float">
            <text:p>0.824</text:p>
          </table:table-cell>
          <table:table-cell table:formula="of:=LEN([.D36])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0</text:p>
          </table:table-cell>
          <table:table-cell office:value-type="string" calcext:value-type="string">
            <text:p>ppoowwccggrree</text:p>
          </table:table-cell>
          <table:table-cell office:value-type="string" calcext:value-type="string">
            <text:p>powcgre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05700499999999999,1.35572,0.46601800000000004);c: (-0.525007,0.923283,0.438);c: (-0.66,0.9232809999999999,0.438);g: (-0.595001,1.233,0.468999);g: (-0.7159989999999999,1.23301,0.469001);r: (-0.500441,0.743324,0.5217109999999999);r: (-0.606068,0.743321,0.524829);e: (-0.7940520000000001,0.7428739999999999,0.503884);e: (-0.765776,0.742873,0.515548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05700499999999999,1.35572,0.46601800000000004);c: (-0.525007,0.923283,0.438);c1: (-0.66,0.9232809999999999,0.438);g: (-0.595001,1.233,0.468999);g1: (-0.7159989999999999,1.23301,0.469001);r: (-0.500441,0.743324,0.5217109999999999);r1: (-0.606068,0.743321,0.524829);e: (-0.7940520000000001,0.7428739999999999,0.503884);e1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37])" office:value-type="float" office:value="7" calcext:value-type="float">
            <text:p>7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37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2</text:p>
          </table:table-cell>
          <table:table-cell table:number-columns-repeated="2" office:value-type="string" calcext:value-type="string">
            <text:p>perkscwgtf</text:p>
          </table:table-cell>
          <table:table-cell office:value-type="string" calcext:value-type="string">
            <text:p>pzcwgtz</text:p>
          </table:table-cell>
          <table:table-cell office:value-type="string" calcext:value-type="string">
            <text:p>pabcwgtb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z: (-0.310963847222222,0.74,0.53)</text:p>
          </table:table-cell>
          <table:table-cell office:value-type="string" calcext:value-type="string">
            <text:p>p: (0.008034,0.957082,0.6890539999999999);e: (-0.765776,0.742873,0.515548);r: (-0.500441,0.743324,0.5217109999999999);k: (-0.07699199999999999,0.733425,0.531662);s: (0.10966,0.7466,0.505875);c: (-0.525007,0.923283,0.438);w: (-0.196022,1.35572,0.466005);g: (-0.595001,1.233,0.468999);t: (-0.649,1.52939,0.68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3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38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3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6</text:p>
          </table:table-cell>
          <table:table-cell office:value-type="string" calcext:value-type="string">
            <text:p>ppccggwwoorrkfkfss</text:p>
          </table:table-cell>
          <table:table-cell office:value-type="string" calcext:value-type="string">
            <text:p>pcgworkfkfs</text:p>
          </table:table-cell>
          <table:table-cell office:value-type="string" calcext:value-type="string">
            <text:p>pcgwoz</text:p>
          </table:table-cell>
          <table:table-cell office:value-type="string" calcext:value-type="string">
            <text:p>pcgwoab</text:p>
          </table:table-cell>
          <table:table-cell office:value-type="string" calcext:value-type="string">
            <text:p>p: (0.008034,0.957082,0.6890539999999999);p: (0.008041,0.9296049999999999,0.68902);c: (-0.66,0.9232809999999999,0.438);c: (-0.525007,0.923283,0.438);g: (-0.595001,1.233,0.468999);g: (-0.7159989999999999,1.23301,0.469001);w: (-0.05700499999999999,1.35572,0.46601800000000004);w: (-0.196022,1.35572,0.466005);o: (-0.18499200000000002,0.915077,0.481025);o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z: (-0.310963847222222,0.74,0.53)</text:p>
          </table:table-cell>
          <table:table-cell office:value-type="string" calcext:value-type="string">
            <text:p>p: (0.008034,0.957082,0.6890539999999999);p1: (0.008041,0.9296049999999999,0.68902);c: (-0.66,0.9232809999999999,0.438);c1: (-0.525007,0.923283,0.438);g: (-0.595001,1.233,0.468999);g1: (-0.7159989999999999,1.23301,0.469001);w: (-0.05700499999999999,1.35572,0.46601800000000004);w1: (-0.196022,1.35572,0.466005);o: (-0.18499200000000002,0.915077,0.481025);o1: (-0.185,0.928,0.48103500000000005);r: (-0.49874300000000005,0.743328,0.510292);r: (-0.604414,0.7432949999999999,0.5142939999999999);k: (-0.031067,0.733433,0.53156);f: (-0.251917,0.744236,0.558825);k: (-0.077052,0.733436,0.532504);f: (-0.20815999999999998,0.744224,0.558847);s: (0.145366,0.746552,0.517574);s: (0.108329,0.74661,0.506981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39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3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3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8</text:p>
          </table:table-cell>
          <table:table-cell office:value-type="string" calcext:value-type="string">
            <text:p>popoccggkkrr</text:p>
          </table:table-cell>
          <table:table-cell office:value-type="string" calcext:value-type="string">
            <text:p>popocgkr</text:p>
          </table:table-cell>
          <table:table-cell office:value-type="string" calcext:value-type="string">
            <text:p>poqncgz</text:p>
          </table:table-cell>
          <table:table-cell office:value-type="string" calcext:value-type="string">
            <text:p>poqncgba</text:p>
          </table:table-cell>
          <table:table-cell office:value-type="string" calcext:value-type="string">
            <text:p>p: (0.008034,0.957082,0.6890539999999999);o: (-0.185,0.928,0.48103500000000005);p: (0.008041,0.9296049999999999,0.68902);o: (-0.18499200000000002,0.915077,0.481025);c: (-0.525007,0.923283,0.438);c: (-0.66,0.9232809999999999,0.438);g: (-0.595001,1.233,0.468999);g: (-0.7159989999999999,1.23301,0.469001);k: (-0.030993,0.7334229999999999,0.530651);k: (-0.07699199999999999,0.733425,0.531662);r: (-0.500441,0.743324,0.5217109999999999);r: (-0.606068,0.743321,0.524829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o: (-0.185,0.928,0.48103500000000005);q: (0.008041,0.9296049999999999,0.68902);n: (-0.18499200000000002,0.915077,0.481025);c: (-0.525007,0.923283,0.438);c1: (-0.66,0.9232809999999999,0.438);g: (-0.595001,1.233,0.468999);g1: (-0.7159989999999999,1.23301,0.469001);k: (-0.030993,0.7334229999999999,0.530651);k: (-0.07699199999999999,0.733425,0.531662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40])" office:value-type="float" office:value="8" calcext:value-type="float">
            <text:p>8</text:p>
          </table:table-cell>
          <table:table-cell office:value-type="float" office:value="0.756" calcext:value-type="float">
            <text:p>0.756</text:p>
          </table:table-cell>
          <table:table-cell table:formula="of:=LEN([.D4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4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wtggccfkfkssrr</text:p>
          </table:table-cell>
          <table:table-cell office:value-type="string" calcext:value-type="string">
            <text:p>pwtgcfkfksr</text:p>
          </table:table-cell>
          <table:table-cell office:value-type="string" calcext:value-type="string">
            <text:p>pwtgcz</text:p>
          </table:table-cell>
          <table:table-cell office:value-type="string" calcext:value-type="string">
            <text:p>pwtgcba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: (-0.595001,1.233,0.468999);c: (-0.525007,0.923283,0.438);c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w: (-0.05700499999999999,1.35572,0.46601800000000004);t: (-0.649,1.52939,0.68);g: (-0.7159989999999999,1.23301,0.469001);g1: (-0.595001,1.233,0.468999);c: (-0.525007,0.923283,0.438);c1: (-0.7949970000000001,0.9232809999999999,0.438);f: (-0.20802600000000002,0.7442439999999999,0.557671);k: (-0.07699199999999999,0.733425,0.531662);f: (-0.165225,0.7442479999999999,0.557615);k: (-0.030993,0.7334229999999999,0.530651);s: (0.10966,0.7466,0.505875);s: (0.071911,0.746328,0.519848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41])" office:value-type="float" office:value="11" calcext:value-type="float">
            <text:p>11</text:p>
          </table:table-cell>
          <table:table-cell office:value-type="float" office:value="0.723" calcext:value-type="float">
            <text:p>0.723</text:p>
          </table:table-cell>
          <table:table-cell table:formula="of:=LEN([.D4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4</text:p>
          </table:table-cell>
          <table:table-cell office:value-type="string" calcext:value-type="string">
            <text:p>ppooccwwkkff</text:p>
          </table:table-cell>
          <table:table-cell office:value-type="string" calcext:value-type="string">
            <text:p>pocwkf</text:p>
          </table:table-cell>
          <table:table-cell office:value-type="string" calcext:value-type="string">
            <text:p>pocwz</text:p>
          </table:table-cell>
          <table:table-cell office:value-type="string" calcext:value-type="string">
            <text:p>pocw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w: (-0.196022,1.35572,0.466005);w: (-0.05700499999999999,1.35572,0.46601800000000004);k: (-0.030993,0.7334229999999999,0.530651);k: (-0.07699199999999999,0.733425,0.531662);f: (-0.20802600000000002,0.7442439999999999,0.557671);f: (-0.165225,0.7442479999999999,0.557615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w: (-0.196022,1.35572,0.466005);w1: (-0.05700499999999999,1.35572,0.46601800000000004);k: (-0.030993,0.7334229999999999,0.530651);k1: (-0.07699199999999999,0.733425,0.531662);f: (-0.20802600000000002,0.7442439999999999,0.557671);f1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2])" office:value-type="float" office:value="6" calcext:value-type="float">
            <text:p>6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6</text:p>
          </table:table-cell>
          <table:table-cell office:value-type="string" calcext:value-type="string">
            <text:p>ppgggkfkf</text:p>
          </table:table-cell>
          <table:table-cell office:value-type="string" calcext:value-type="string">
            <text:p>pgkfkf</text:p>
          </table:table-cell>
          <table:table-cell office:value-type="string" calcext:value-type="string">
            <text:p>pgz</text:p>
          </table:table-cell>
          <table:table-cell office:value-type="string" calcext:value-type="string">
            <text:p>pgb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g: (-0.8379989999999999,1.233,0.468999);k: (-0.030993,0.7334229999999999,0.530651);f: (-0.165225,0.7442479999999999,0.557615);k: (-0.07699199999999999,0.733425,0.531662);f: (-0.20802600000000002,0.7442439999999999,0.557671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z: (-0.310963847222222,0.74,0.53)</text:p>
          </table:table-cell>
          <table:table-cell office:value-type="string" calcext:value-type="string">
            <text:p>p: (0.008034,0.957082,0.6890539999999999);p1: (0.008041,0.9296049999999999,0.68902);g: (-0.595001,1.233,0.468999);g1: (-0.7159989999999999,1.23301,0.469001);g2: (-0.8379989999999999,1.233,0.468999);k: (-0.030993,0.7334229999999999,0.530651);f: (-0.165225,0.7442479999999999,0.557615);k: (-0.07699199999999999,0.733425,0.531662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43])" office:value-type="float" office:value="6" calcext:value-type="float">
            <text:p>6</text:p>
          </table:table-cell>
          <table:table-cell office:value-type="float" office:value="0.44" calcext:value-type="float">
            <text:p>0.44</text:p>
          </table:table-cell>
          <table:table-cell table:formula="of:=LEN([.D43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3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18</text:p>
          </table:table-cell>
          <table:table-cell table:number-columns-repeated="4" office:value-type="string" calcext:value-type="string">
            <text:p>cwopg</text:p>
          </table:table-cell>
          <table:table-cell table:number-columns-repeated="3" office:value-type="string" calcext:value-type="string">
            <text:p>c: (-0.66,0.9232809999999999,0.438);w: (-0.196022,1.35572,0.466005);o: (-0.185,0.928,0.48103500000000005);p: (0.008034,0.957082,0.6890539999999999);g: (0.241356,0.78465,-0.5846140000000001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0</text:p>
          </table:table-cell>
          <table:table-cell office:value-type="string" calcext:value-type="string">
            <text:p>ppoowwccggkfkfrr</text:p>
          </table:table-cell>
          <table:table-cell office:value-type="string" calcext:value-type="string">
            <text:p>powcgkfkfr</text:p>
          </table:table-cell>
          <table:table-cell office:value-type="string" calcext:value-type="string">
            <text:p>powcgz</text:p>
          </table:table-cell>
          <table:table-cell office:value-type="string" calcext:value-type="string">
            <text:p>pow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0.083,1.35572,0.466);w: (-0.196022,1.35572,0.466005);c: (-0.66,0.9232809999999999,0.438);c: (-0.525007,0.923283,0.438);g: (-0.595001,1.233,0.468999);g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0.083,1.35572,0.466);w1: (-0.196022,1.35572,0.466005);c: (-0.66,0.9232809999999999,0.438);c1: (-0.525007,0.923283,0.438);g: (-0.595001,1.233,0.468999);g1: (-0.8379989999999999,1.233,0.468999);k: (-0.07699199999999999,0.733425,0.531662);f: (-0.251825,0.744246,0.557668);k: (-0.030993,0.7334229999999999,0.530651);f: (-0.20802600000000002,0.7442439999999999,0.55767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45])" office:value-type="float" office:value="10" calcext:value-type="float">
            <text:p>10</text:p>
          </table:table-cell>
          <table:table-cell office:value-type="float" office:value="0.723" calcext:value-type="float">
            <text:p>0.723</text:p>
          </table:table-cell>
          <table:table-cell table:formula="of:=LEN([.D45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4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28</text:p>
          </table:table-cell>
          <table:table-cell office:value-type="string" calcext:value-type="string">
            <text:p>wwppggffkssk</text:p>
          </table:table-cell>
          <table:table-cell office:value-type="string" calcext:value-type="string">
            <text:p>wpgfksk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f: (-0.20802600000000002,0.7442439999999999,0.557671);k: (-0.030993,0.7334229999999999,0.530651);s: (0.10966,0.7466,0.505875);s: (0.146585,0.7467189999999999,0.516146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46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46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1</text:p>
          </table:table-cell>
          <table:table-cell office:value-type="string" calcext:value-type="string">
            <text:p>pocwcpoerre</text:p>
          </table:table-cell>
          <table:table-cell office:value-type="string" calcext:value-type="string">
            <text:p>pocwcpoere</text:p>
          </table:table-cell>
          <table:table-cell office:value-type="string" calcext:value-type="string">
            <text:p>pocwdqnz</text:p>
          </table:table-cell>
          <table:table-cell office:value-type="string" calcext:value-type="string">
            <text:p>pocwdqna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c: (-0.66,0.9232809999999999,0.438);p: (0.008041,0.9296049999999999,0.68902);o: (-0.18499200000000002,0.915077,0.481025);e: (-0.7940520000000001,0.7428739999999999,0.503884);r: (-0.606068,0.743321,0.524829);r: (-0.500441,0.743324,0.5217109999999999);e: (-0.765776,0.742873,0.515548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w: (-0.196022,1.35572,0.466005);d: (-0.66,0.9232809999999999,0.438);q: (0.008041,0.9296049999999999,0.68902);n: (-0.18499200000000002,0.915077,0.481025);e: (-0.7940520000000001,0.7428739999999999,0.503884);r: (-0.606068,0.743321,0.524829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47])"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office:value-type="float" office:value="0.785" calcext:value-type="float">
            <text:p>0.785</text:p>
          </table:table-cell>
          <table:table-cell table:formula="of:=LEN([.D47])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37</text:p>
          </table:table-cell>
          <table:table-cell table:number-columns-repeated="2"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z: (-0.310963847222222,0.74,0.53)</text:p>
          </table:table-cell>
          <table:table-cell office:value-type="string" calcext:value-type="string">
            <text:p>p: (0.008034,0.957082,0.6890539999999999);w: (-0.196022,1.35572,0.466005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48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48])" office:value-type="float" office:value="3" calcext:value-type="float">
            <text:p>3</text:p>
          </table:table-cell>
          <table:table-cell office:value-type="float" office:value="0.605" calcext:value-type="float">
            <text:p>0.605</text:p>
          </table:table-cell>
          <table:table-cell table:formula="of:=LEN([.D48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2</text:p>
          </table:table-cell>
          <table:table-cell table:number-columns-repeated="4" office:value-type="string" calcext:value-type="string">
            <text:p>cptgo</text:p>
          </table:table-cell>
          <table:table-cell table:number-columns-repeated="3" office:value-type="string" calcext:value-type="string">
            <text:p>c: (-0.525007,0.923283,0.438);p: (0.008088,0.9570780000000001,0.689128);t: (-0.649,1.52939,0.68);g: (-0.595001,1.233,0.468999);o: (-0.184988,0.915076,0.481031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49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6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formula="of:=LEN([.C50])" office:value-type="float" office:value="0" calcext:value-type="float">
            <text:p>0</text:p>
          </table:table-cell>
          <table:table-cell/>
          <table:table-cell table:formula="of:=LEN([.D50])" office:value-type="float" office:value="0" calcext:value-type="float">
            <text:p>0</text:p>
          </table:table-cell>
          <table:table-cell/>
          <table:table-cell table:formula="of:=LEN([.D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49</text:p>
          </table:table-cell>
          <table:table-cell office:value-type="string" calcext:value-type="string">
            <text:p>ppooccffkksswwggrr</text:p>
          </table:table-cell>
          <table:table-cell office:value-type="string" calcext:value-type="string">
            <text:p>pocfkswgr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660004,0.923283,0.438);c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: (0.083,1.35572,0.466);g: (-0.595001,1.233,0.468999);g: (-0.7159989999999999,1.23301,0.469001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660004,0.923283,0.438);c1: (-0.525007,0.923283,0.438);f: (-0.165225,0.7442479999999999,0.557615);f: (-0.20802600000000002,0.7442439999999999,0.557671);k: (-0.030993,0.7334229999999999,0.530651);k: (0.002996,0.733422,0.533535);s: (0.146585,0.7467189999999999,0.516146);s: (0.10966,0.7466,0.505875);w: (-0.05700499999999999,1.35572,0.46601800000000004);w1: (0.083,1.35572,0.466);g: (-0.595001,1.233,0.468999);g1: (-0.7159989999999999,1.23301,0.469001);r: (-0.500441,0.743324,0.5217109999999999);r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51])" office:value-type="float" office:value="9" calcext:value-type="float">
            <text:p>9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5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2</text:p>
          </table:table-cell>
          <table:table-cell office:value-type="string" calcext:value-type="string">
            <text:p>ppoowwccfkfk</text:p>
          </table:table-cell>
          <table:table-cell office:value-type="string" calcext:value-type="string">
            <text:p>powcfkfk</text:p>
          </table:table-cell>
          <table:table-cell office:value-type="string" calcext:value-type="string">
            <text:p>powcz</text:p>
          </table:table-cell>
          <table:table-cell office:value-type="string" calcext:value-type="string">
            <text:p>powc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w: (-0.196022,1.35572,0.466005);w: (-0.05700499999999999,1.35572,0.46601800000000004);c: (-0.525007,0.923283,0.438);c: (-0.66,0.9232809999999999,0.438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w: (-0.196022,1.35572,0.466005);w1: (-0.05700499999999999,1.35572,0.46601800000000004);c: (-0.525007,0.923283,0.438);c1: (-0.66,0.9232809999999999,0.438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2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2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3</text:p>
          </table:table-cell>
          <table:table-cell office:value-type="string" calcext:value-type="string">
            <text:p>ppwwggfkssfk</text:p>
          </table:table-cell>
          <table:table-cell office:value-type="string" calcext:value-type="string">
            <text:p>pwgfksfk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30993,0.7334229999999999,0.530651);s: (0.146585,0.7467189999999999,0.516146);s: (0.10966,0.7466,0.505875);f: (-0.20802600000000002,0.7442439999999999,0.557671);k: (0.002996,0.733422,0.53353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3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3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6</text:p>
          </table:table-cell>
          <table:table-cell office:value-type="string" calcext:value-type="string">
            <text:p>ggppwwffkkss</text:p>
          </table:table-cell>
          <table:table-cell office:value-type="string" calcext:value-type="string">
            <text:p>gpwfks</text:p>
          </table:table-cell>
          <table:table-cell office:value-type="string" calcext:value-type="string">
            <text:p>gpwz</text:p>
          </table:table-cell>
          <table:table-cell office:value-type="string" calcext:value-type="string">
            <text:p>gpwb</text:p>
          </table:table-cell>
          <table:table-cell office:value-type="string" calcext:value-type="string">
            <text:p>g: (-0.595001,1.233,0.468999);g: (-0.7159989999999999,1.23301,0.469001);p: (0.008041,0.9296049999999999,0.68902);p: (0.008034,0.957082,0.6890539999999999);w: (-0.05700499999999999,1.35572,0.46601800000000004);w: (-0.196022,1.35572,0.466005);f: (-0.251825,0.744246,0.557668);f: (-0.165225,0.7442479999999999,0.557615);k: (-0.030993,0.7334229999999999,0.530651);k: (-0.07699199999999999,0.733425,0.531662);s: (0.10966,0.7466,0.505875);s: (0.071911,0.746328,0.519848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z: (-0.310963847222222,0.74,0.53)</text:p>
          </table:table-cell>
          <table:table-cell office:value-type="string" calcext:value-type="string">
            <text:p>g: (-0.595001,1.233,0.468999);g1: (-0.7159989999999999,1.23301,0.469001);p: (0.008041,0.9296049999999999,0.68902);p1: (0.008034,0.957082,0.6890539999999999);w: (-0.05700499999999999,1.35572,0.46601800000000004);w1: (-0.196022,1.35572,0.466005);f: (-0.251825,0.744246,0.557668);f1: (-0.165225,0.7442479999999999,0.557615);k: (-0.030993,0.7334229999999999,0.530651);k1: (-0.07699199999999999,0.733425,0.531662);s: (0.10966,0.7466,0.505875);s1: (0.071911,0.746328,0.5198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table:formula="of:=LEN([.C54])" office:value-type="float" office:value="6" calcext:value-type="float">
            <text:p>6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54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58</text:p>
          </table:table-cell>
          <table:table-cell table:number-columns-repeated="2" office:value-type="string" calcext:value-type="string">
            <text:p>cgwpw</text:p>
          </table:table-cell>
          <table:table-cell table:number-columns-repeated="2" office:value-type="string" calcext:value-type="string">
            <text:p>cgwpx</text:p>
          </table:table-cell>
          <table:table-cell office:value-type="string" calcext:value-type="string">
            <text:p>c: (-0.525007,0.923283,0.438);g: (-0.595001,1.233,0.468999);w: (0.39989,0.799442,-0.6944);p: (0.008034,0.957082,0.6890539999999999);w: (-0.05700499999999999,1.35572,0.46601800000000004)</text:p>
          </table:table-cell>
          <table:table-cell table:number-columns-repeated="2" office:value-type="string" calcext:value-type="string">
            <text:p>c: (-0.525007,0.923283,0.438);g: (-0.595001,1.233,0.468999);w: (0.39989,0.799442,-0.6944);p: (0.008034,0.957082,0.6890539999999999);x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5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1</text:p>
          </table:table-cell>
          <table:table-cell office:value-type="string" calcext:value-type="string">
            <text:p>cccwwwooopppgggtrreekfkskssff</text:p>
          </table:table-cell>
          <table:table-cell office:value-type="string" calcext:value-type="string">
            <text:p>cwopgtrekfksksf</text:p>
          </table:table-cell>
          <table:table-cell office:value-type="string" calcext:value-type="string">
            <text:p>cwopgtz</text:p>
          </table:table-cell>
          <table:table-cell office:value-type="string" calcext:value-type="string">
            <text:p>cwopgtab</text:p>
          </table:table-cell>
          <table:table-cell office:value-type="string" calcext:value-type="string">
            <text:p>c: (-0.525007,0.923283,0.438);c: (-0.66,0.9232809999999999,0.438);c: (-0.7949970000000001,0.9232809999999999,0.438);w: (-0.05700499999999999,1.35572,0.46601800000000004);w: (-0.196022,1.35572,0.466005);w: (0.083,1.35572,0.466);o: (-0.185,0.928,0.48103500000000005);o: (-0.18499200000000002,0.915077,0.481025);o: (-0.18499200000000002,0.90217,0.481005);p: (0.008041,0.9296049999999999,0.68902);p: (0.008034,0.957082,0.6890539999999999);p: (0.008001000000000001,0.902166,0.689002);g: (-0.595001,1.233,0.468999);g: (-0.7159989999999999,1.23301,0.469001);g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z: (-0.310963847222222,0.74,0.53)</text:p>
          </table:table-cell>
          <table:table-cell office:value-type="string" calcext:value-type="string">
            <text:p>c: (-0.525007,0.923283,0.438);c1: (-0.66,0.9232809999999999,0.438);c2: (-0.7949970000000001,0.9232809999999999,0.438);w: (-0.05700499999999999,1.35572,0.46601800000000004);w1: (-0.196022,1.35572,0.466005);w2: (0.083,1.35572,0.466);o: (-0.185,0.928,0.48103500000000005);o1: (-0.18499200000000002,0.915077,0.481025);o2: (-0.18499200000000002,0.90217,0.481005);p: (0.008041,0.9296049999999999,0.68902);p1: (0.008034,0.957082,0.6890539999999999);p2: (0.008001000000000001,0.902166,0.689002);g: (-0.595001,1.233,0.468999);g1: (-0.7159989999999999,1.23301,0.469001);g2: (-0.8379989999999999,1.233,0.468999);t: (-0.649,1.52939,0.68);r: (-0.500441,0.743324,0.5217109999999999);r: (-0.606068,0.743321,0.524829);e: (-0.765776,0.742873,0.515548);e: (-0.7940520000000001,0.7428739999999999,0.503884);k: (-0.07699199999999999,0.733425,0.531662);f: (-0.165225,0.7442479999999999,0.557615);k: (-0.030993,0.7334229999999999,0.530651);s: (0.071911,0.746328,0.519848);k: (0.002996,0.733422,0.533535);s: (0.146585,0.7467189999999999,0.516146);s: (0.10966,0.7466,0.505875);f: (-0.20802600000000002,0.7442439999999999,0.557671);f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8" calcext:value-type="float">
            <text:p>0.878</text:p>
          </table:table-cell>
          <table:table-cell table:formula="of:=LEN([.C56])" office:value-type="float" office:value="15" calcext:value-type="float">
            <text:p>15</text:p>
          </table:table-cell>
          <table:table-cell office:value-type="float" office:value="0.756" calcext:value-type="float">
            <text:p>0.756</text:p>
          </table:table-cell>
          <table:table-cell table:formula="of:=LEN([.D56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56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4</text:p>
          </table:table-cell>
          <table:table-cell table:number-columns-repeated="2" office:value-type="string" calcext:value-type="string">
            <text:p>pocsfkw</text:p>
          </table:table-cell>
          <table:table-cell office:value-type="string" calcext:value-type="string">
            <text:p>poczw</text:p>
          </table:table-cell>
          <table:table-cell office:value-type="string" calcext:value-type="string">
            <text:p>pocbw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z: (-0.310963847222222,0.74,0.53)</text:p>
          </table:table-cell>
          <table:table-cell office:value-type="string" calcext:value-type="string">
            <text:p>p: (0.008034,0.957082,0.6890539999999999);o: (-0.185,0.928,0.48103500000000005);c: (-0.7949970000000001,0.9232809999999999,0.438);s: (0.146585,0.7467189999999999,0.516146);f: (-0.251825,0.744246,0.557668);k: (-0.030993,0.7334229999999999,0.530651);w: (-0.196022,1.35572,0.466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57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57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68</text:p>
          </table:table-cell>
          <table:table-cell table:number-columns-repeated="7"/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table:number-columns-repeated="5"/>
          <table:table-cell table:formula="of:=LEN([.C58])" office:value-type="float" office:value="0" calcext:value-type="float">
            <text:p>0</text:p>
          </table:table-cell>
          <table:table-cell/>
          <table:table-cell table:formula="of:=LEN([.D58])" office:value-type="float" office:value="0" calcext:value-type="float">
            <text:p>0</text:p>
          </table:table-cell>
          <table:table-cell/>
          <table:table-cell table:formula="of:=LEN([.D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2</text:p>
          </table:table-cell>
          <table:table-cell office:value-type="string" calcext:value-type="string">
            <text:p>ooccppwwggfkkf</text:p>
          </table:table-cell>
          <table:table-cell office:value-type="string" calcext:value-type="string">
            <text:p>ocpwgfkf</text:p>
          </table:table-cell>
          <table:table-cell office:value-type="string" calcext:value-type="string">
            <text:p>ocpwgz</text:p>
          </table:table-cell>
          <table:table-cell office:value-type="string" calcext:value-type="string">
            <text:p>ocpwgba</text:p>
          </table:table-cell>
          <table:table-cell office:value-type="string" calcext:value-type="string">
            <text:p>o: (-0.185,0.928,0.48103500000000005);o: (-0.18499200000000002,0.915077,0.481025);c: (-0.525007,0.923283,0.438);c: (-0.66,0.9232809999999999,0.438);p: (0.008034,0.957082,0.6890539999999999);p: (0.008041,0.9296049999999999,0.68902);w: (-0.196022,1.35572,0.466005);w: (-0.05700499999999999,1.35572,0.46601800000000004);g: (-0.595001,1.233,0.468999);g: (-0.7159989999999999,1.23301,0.469001);f: (-0.165225,0.7442479999999999,0.557615);k: (-0.07699199999999999,0.733425,0.531662);k: (-0.030993,0.7334229999999999,0.530651);f: (-0.20802600000000002,0.7442439999999999,0.557671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z: (-0.310963847222222,0.74,0.53)</text:p>
          </table:table-cell>
          <table:table-cell office:value-type="string" calcext:value-type="string">
            <text:p>o: (-0.185,0.928,0.48103500000000005);o1: (-0.18499200000000002,0.915077,0.481025);c: (-0.525007,0.923283,0.438);c1: (-0.66,0.9232809999999999,0.438);p: (0.008034,0.957082,0.6890539999999999);p1: (0.008041,0.9296049999999999,0.68902);w: (-0.196022,1.35572,0.466005);w1: (-0.05700499999999999,1.35572,0.46601800000000004);g: (-0.595001,1.233,0.468999);g1: (-0.7159989999999999,1.23301,0.469001);f: (-0.165225,0.7442479999999999,0.557615);k: (-0.07699199999999999,0.733425,0.531662);k: (-0.030993,0.7334229999999999,0.530651);f: (-0.20802600000000002,0.7442439999999999,0.55767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59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59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59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4</text:p>
          </table:table-cell>
          <table:table-cell office:value-type="string" calcext:value-type="string">
            <text:p>ppwwggteerrkkffssoocc</text:p>
          </table:table-cell>
          <table:table-cell office:value-type="string" calcext:value-type="string">
            <text:p>pwgterkfsoc</text:p>
          </table:table-cell>
          <table:table-cell office:value-type="string" calcext:value-type="string">
            <text:p>pwgtzoc</text:p>
          </table:table-cell>
          <table:table-cell office:value-type="string" calcext:value-type="string">
            <text:p>pwgtaboc</text:p>
          </table:table-cell>
          <table:table-cell office:value-type="string" calcext:value-type="string">
            <text:p>p: (0.008041,0.9296049999999999,0.68902);p: (0.008034,0.957082,0.6890539999999999);w: (-0.196022,1.35572,0.466005);w: (-0.05700499999999999,1.35572,0.46601800000000004);g: (-0.595001,1.233,0.468999);g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: (-0.185,0.928,0.48103500000000005);c: (-0.66,0.9232809999999999,0.438);c: (-0.525007,0.923283,0.438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z: (-0.310963847222222,0.74,0.53)</text:p>
          </table:table-cell>
          <table:table-cell office:value-type="string" calcext:value-type="string">
            <text:p>p: (0.008041,0.9296049999999999,0.68902);p1: (0.008034,0.957082,0.6890539999999999);w: (-0.196022,1.35572,0.466005);w1: (-0.05700499999999999,1.35572,0.46601800000000004);g: (-0.595001,1.233,0.468999);g1: (-0.7159989999999999,1.23301,0.469001);t: (-0.649,1.52939,0.68);e: (-0.7940520000000001,0.7428739999999999,0.503884);e: (-0.765776,0.742873,0.515548);r: (-0.500441,0.743324,0.5217109999999999);r: (-0.606068,0.743321,0.524829);k: (-0.030993,0.7334229999999999,0.530651);k: (-0.07699199999999999,0.733425,0.531662);f: (-0.20802600000000002,0.7442439999999999,0.557671);f: (-0.165225,0.7442479999999999,0.557615);s: (0.10966,0.7466,0.505875);s: (0.071911,0.746328,0.519848);o: (-0.18499200000000002,0.915077,0.481025);o1: (-0.185,0.928,0.48103500000000005);c: (-0.66,0.9232809999999999,0.438);c1: (-0.525007,0.923283,0.43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60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60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60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7</text:p>
          </table:table-cell>
          <table:table-cell table:number-columns-repeated="2" office:value-type="string" calcext:value-type="string">
            <text:p>pocgwrkfs</text:p>
          </table:table-cell>
          <table:table-cell office:value-type="string" calcext:value-type="string">
            <text:p>pocgwz</text:p>
          </table:table-cell>
          <table:table-cell office:value-type="string" calcext:value-type="string">
            <text:p>pocgwab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z: (-0.310963847222222,0.74,0.53)</text:p>
          </table:table-cell>
          <table:table-cell office:value-type="string" calcext:value-type="string">
            <text:p>p: (0.008034,0.957082,0.6890539999999999);o: (-0.185,0.928,0.48103500000000005);c: (-0.525007,0.923283,0.438);g: (-0.595001,1.233,0.468999);w: (-0.196022,1.35572,0.466005);r: (-0.500441,0.743324,0.5217109999999999);k: (-0.030993,0.7334229999999999,0.530651);f: (-0.165225,0.7442479999999999,0.557615);s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61])" office:value-type="float" office:value="9" calcext:value-type="float">
            <text:p>9</text:p>
          </table:table-cell>
          <table:table-cell office:value-type="float" office:value="0.723" calcext:value-type="float">
            <text:p>0.723</text:p>
          </table:table-cell>
          <table:table-cell table:formula="of:=LEN([.D61])" office:value-type="float" office:value="6" calcext:value-type="float">
            <text:p>6</text:p>
          </table:table-cell>
          <table:table-cell office:value-type="float" office:value="0.756" calcext:value-type="float">
            <text:p>0.756</text:p>
          </table:table-cell>
          <table:table-cell table:formula="of:=LEN([.D61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78</text:p>
          </table:table-cell>
          <table:table-cell table:number-columns-repeated="2" office:value-type="string" calcext:value-type="string">
            <text:p>tgcwpro</text:p>
          </table:table-cell>
          <table:table-cell office:value-type="string" calcext:value-type="string">
            <text:p>tgcwpzo</text:p>
          </table:table-cell>
          <table:table-cell office:value-type="string" calcext:value-type="string">
            <text:p>tgcwpao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z: (-0.310963847222222,0.74,0.53)</text:p>
          </table:table-cell>
          <table:table-cell office:value-type="string" calcext:value-type="string">
            <text:p>t: (-0.649,1.52939,0.68);g: (-0.595001,1.233,0.468999);c: (-0.7949970000000001,0.9232809999999999,0.438);w: (-0.196022,1.35572,0.466005);p: (0.008034,0.957082,0.6890539999999999);r: (-0.500441,0.743324,0.5217109999999999);o: (-0.185,0.928,0.4810350000000000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62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0</text:p>
          </table:table-cell>
          <table:table-cell office:value-type="string" calcext:value-type="string">
            <text:p>ppooccgggkfsskfrr</text:p>
          </table:table-cell>
          <table:table-cell office:value-type="string" calcext:value-type="string">
            <text:p>pocgkfskfr</text:p>
          </table:table-cell>
          <table:table-cell office:value-type="string" calcext:value-type="string">
            <text:p>pocgz</text:p>
          </table:table-cell>
          <table:table-cell office:value-type="string" calcext:value-type="string">
            <text:p>pocgba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90000000001,0.923284,0.43800500000000003);c: (-0.66,0.9232809999999999,0.438);g: (-0.595001,1.233,0.468999);g: (-0.7159989999999999,1.23301,0.469001);g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90000000001,0.923284,0.43800500000000003);c1: (-0.66,0.9232809999999999,0.438);g: (-0.595001,1.233,0.468999);g1: (-0.7159989999999999,1.23301,0.469001);g2: (-0.8379989999999999,1.233,0.468999);k: (-0.030993,0.7334229999999999,0.530651);f: (-0.165225,0.7442479999999999,0.557615);s: (0.10966,0.7466,0.505875);s: (0.071911,0.746328,0.519848);k: (0.002996,0.733422,0.533535);f: (-0.20802600000000002,0.7442439999999999,0.557671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63])" office:value-type="float" office:value="10" calcext:value-type="float">
            <text:p>10</text:p>
          </table:table-cell>
          <table:table-cell office:value-type="float" office:value="0.666" calcext:value-type="float">
            <text:p>0.666</text:p>
          </table:table-cell>
          <table:table-cell table:formula="of:=LEN([.D63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6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5</text:p>
          </table:table-cell>
          <table:table-cell office:value-type="string" calcext:value-type="string">
            <text:p>ppggccooww</text:p>
          </table:table-cell>
          <table:table-cell table:number-columns-repeated="3" office:value-type="string" calcext:value-type="string">
            <text:p>pgcow</text:p>
          </table:table-cell>
          <table:table-cell office:value-type="string" calcext:value-type="string">
            <text:p>p: (0.008034,0.957082,0.6890539999999999);p: (0.008041,0.9296049999999999,0.68902);g: (-0.595001,1.233,0.468999);g: (-0.7159989999999999,1.23301,0.469001);c: (-0.66,0.9232809999999999,0.438);c: (-0.525007,0.923283,0.438);o: (-0.18499200000000002,0.915077,0.481025);o: (-0.185,0.928,0.48103500000000005);w: (-0.196022,1.35572,0.466005);w: (-0.05700499999999999,1.35572,0.46601800000000004)</text:p>
          </table:table-cell>
          <table:table-cell table:number-columns-repeated="2" office:value-type="string" calcext:value-type="string">
            <text:p>p: (0.008034,0.957082,0.6890539999999999);p1: (0.008041,0.9296049999999999,0.68902);g: (-0.595001,1.233,0.468999);g1: (-0.7159989999999999,1.23301,0.469001);c: (-0.66,0.9232809999999999,0.438);c1: (-0.525007,0.923283,0.438);o: (-0.18499200000000002,0.915077,0.481025);o1: (-0.185,0.928,0.48103500000000005);w: (-0.196022,1.35572,0.466005);w1: (-0.05700499999999999,1.35572,0.46601800000000004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4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87</text:p>
          </table:table-cell>
          <table:table-cell table:number-columns-repeated="4" office:value-type="string" calcext:value-type="string">
            <text:p>opwg</text:p>
          </table:table-cell>
          <table:table-cell table:number-columns-repeated="3" office:value-type="string" calcext:value-type="string">
            <text:p>o: (-0.185,0.928,0.48103500000000005);p: (0.008034,0.957082,0.6890539999999999);w: (-0.196022,1.35572,0.466005);g: (-0.595001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office:value-type="float" office:value="0.605" calcext:value-type="float">
            <text:p>0.605</text:p>
          </table:table-cell>
          <table:table-cell table:formula="of:=LEN([.D65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1</text:p>
          </table:table-cell>
          <table:table-cell office:value-type="string" calcext:value-type="string">
            <text:p>wpgcoowpcfksre</text:p>
          </table:table-cell>
          <table:table-cell office:value-type="string" calcext:value-type="string">
            <text:p>wpgcowpcfksre</text:p>
          </table:table-cell>
          <table:table-cell office:value-type="string" calcext:value-type="string">
            <text:p>wpgcoxqdz</text:p>
          </table:table-cell>
          <table:table-cell office:value-type="string" calcext:value-type="string">
            <text:p>wpgcoxqdba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: (-0.18499200000000002,0.915077,0.481025);w: (-0.196022,1.35572,0.466005);p: (0.008041,0.9296049999999999,0.68902);c: (-0.66,0.9232809999999999,0.438);f: (-0.165225,0.7442479999999999,0.557615);k: (-0.030993,0.7334229999999999,0.530651);s: (0.10966,0.7466,0.505875);r: (-0.500441,0.743324,0.5217109999999999);e: (-0.765776,0.742873,0.515548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z: (-0.310963847222222,0.74,0.53)</text:p>
          </table:table-cell>
          <table:table-cell office:value-type="string" calcext:value-type="string">
            <text:p>w: (-0.05700499999999999,1.35572,0.46601800000000004);p: (0.008034,0.957082,0.6890539999999999);g: (-0.595001,1.233,0.468999);c: (-0.525007,0.923283,0.438);o: (-0.185,0.928,0.48103500000000005);o1: (-0.18499200000000002,0.915077,0.481025);x: (-0.196022,1.35572,0.466005);q: (0.008041,0.9296049999999999,0.68902);d: (-0.66,0.9232809999999999,0.438);f: (-0.165225,0.7442479999999999,0.557615);k: (-0.030993,0.7334229999999999,0.530651);s: (0.10966,0.7466,0.505875);r: (-0.500441,0.743324,0.5217109999999999);e: (-0.765776,0.742873,0.51554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66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66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66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5</text:p>
          </table:table-cell>
          <table:table-cell table:number-columns-repeated="3" office:value-type="string" calcext:value-type="string">
            <text:p>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: (-0.606068,0.743321,0.524829);e: (-0.7940520000000001,0.7428739999999999,0.503884)</text:p>
          </table:table-cell>
          <table:table-cell office:value-type="string" calcext:value-type="string">
            <text:p>r: (-0.606068,0.743321,0.524829);e: (-0.7940520000000001,0.7428739999999999,0.503884);z: (-0.310963847222222,0.74,0.53)</text:p>
          </table:table-cell>
          <table:table-cell office:value-type="string" calcext:value-type="string">
            <text:p>r: (-0.606068,0.743321,0.524829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LEN([.C67])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formula="of:=LEN([.D67])" office:value-type="float" office:value="2" calcext:value-type="float">
            <text:p>2</text:p>
          </table:table-cell>
          <table:table-cell/>
          <table:table-cell table:formula="of:=LEN([.D67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98</text:p>
          </table:table-cell>
          <table:table-cell office:value-type="string" calcext:value-type="string">
            <text:p>pptwwggffkkss</text:p>
          </table:table-cell>
          <table:table-cell office:value-type="string" calcext:value-type="string">
            <text:p>ptwgfks</text:p>
          </table:table-cell>
          <table:table-cell office:value-type="string" calcext:value-type="string">
            <text:p>ptwgz</text:p>
          </table:table-cell>
          <table:table-cell office:value-type="string" calcext:value-type="string">
            <text:p>ptwgb</text:p>
          </table:table-cell>
          <table:table-cell office:value-type="string" calcext:value-type="string">
            <text:p>p: (0.008034,0.957082,0.6890539999999999);p: (0.008041,0.9296049999999999,0.68902);t: (-0.649,1.52939,0.68);w: (-0.196022,1.35572,0.466005);w: (-0.05700499999999999,1.35572,0.46601800000000004);g: (-0.8379989999999999,1.233,0.468999);g: (-0.595001,1.233,0.468999);f: (-0.251825,0.744246,0.557668);f: (-0.20802600000000002,0.7442439999999999,0.557671);k: (-0.07699199999999999,0.733425,0.531662);k: (-0.030993,0.7334229999999999,0.530651);s: (0.071911,0.746328,0.519848);s: (0.10966,0.7466,0.505875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t: (-0.649,1.52939,0.68);w: (-0.196022,1.35572,0.466005);w1: (-0.05700499999999999,1.35572,0.46601800000000004);g: (-0.8379989999999999,1.233,0.468999);g1: (-0.595001,1.233,0.468999);f: (-0.251825,0.744246,0.557668);f1: (-0.20802600000000002,0.7442439999999999,0.557671);k: (-0.07699199999999999,0.733425,0.531662);k1: (-0.030993,0.7334229999999999,0.530651);s: (0.071911,0.746328,0.519848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68])" office:value-type="float" office:value="7" calcext:value-type="float">
            <text:p>7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office:value-type="float" office:value="0.666" calcext:value-type="float">
            <text:p>0.666</text:p>
          </table:table-cell>
          <table:table-cell table:formula="of:=LEN([.D68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1</text:p>
          </table:table-cell>
          <table:table-cell office:value-type="string" calcext:value-type="string">
            <text:p>ppooccrrfkfk</text:p>
          </table:table-cell>
          <table:table-cell office:value-type="string" calcext:value-type="string">
            <text:p>pocrfkfk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ab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525007,0.923283,0.438);c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525007,0.923283,0.438);c1: (-0.66,0.9232809999999999,0.438);r: (-0.500441,0.743324,0.5217109999999999);r: (-0.606068,0.743321,0.524829);f: (-0.165225,0.7442479999999999,0.557615);k: (-0.030993,0.7334229999999999,0.530651);f: (-0.20802600000000002,0.7442439999999999,0.557671);k: (-0.07699199999999999,0.733425,0.531662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69])" office:value-type="float" office:value="8" calcext:value-type="float">
            <text:p>8</text:p>
          </table:table-cell>
          <table:table-cell office:value-type="float" office:value="0.605" calcext:value-type="float">
            <text:p>0.605</text:p>
          </table:table-cell>
          <table:table-cell table:formula="of:=LEN([.D6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6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5</text:p>
          </table:table-cell>
          <table:table-cell office:value-type="string" calcext:value-type="string">
            <text:p>ppoocckkrr</text:p>
          </table:table-cell>
          <table:table-cell office:value-type="string" calcext:value-type="string">
            <text:p>pockr</text:p>
          </table:table-cell>
          <table:table-cell office:value-type="string" calcext:value-type="string">
            <text:p>pocz</text:p>
          </table:table-cell>
          <table:table-cell office:value-type="string" calcext:value-type="string">
            <text:p>pocba</text:p>
          </table:table-cell>
          <table:table-cell office:value-type="string" calcext:value-type="string">
            <text:p>p: (0.008041,0.9296049999999999,0.68902);p: (0.008034,0.957082,0.6890539999999999);o: (-0.185,0.928,0.48103500000000005);o: (-0.18499200000000002,0.915077,0.481025);c: (-0.525007,0.923283,0.438);c: (-0.66,0.9232809999999999,0.438);k: (0.002996,0.733422,0.533535);k: (-0.030993,0.7334229999999999,0.530651);r: (-0.500441,0.743324,0.5217109999999999);r: (-0.606068,0.743321,0.524829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z: (-0.310963847222222,0.74,0.53)</text:p>
          </table:table-cell>
          <table:table-cell office:value-type="string" calcext:value-type="string">
            <text:p>p: (0.008041,0.9296049999999999,0.68902);p1: (0.008034,0.957082,0.6890539999999999);o: (-0.185,0.928,0.48103500000000005);o1: (-0.18499200000000002,0.915077,0.481025);c: (-0.525007,0.923283,0.438);c1: (-0.66,0.9232809999999999,0.438);k: (0.002996,0.733422,0.533535);k1: (-0.030993,0.7334229999999999,0.530651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" calcext:value-type="float">
            <text:p>0.666</text:p>
          </table:table-cell>
          <table:table-cell table:formula="of:=LEN([.C70])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table:formula="of:=LEN([.D70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0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09</text:p>
          </table:table-cell>
          <table:table-cell office:value-type="string" calcext:value-type="string">
            <text:p>ppoocckfskfswwggrree</text:p>
          </table:table-cell>
          <table:table-cell office:value-type="string" calcext:value-type="string">
            <text:p>pockfskfswgre</text:p>
          </table:table-cell>
          <table:table-cell office:value-type="string" calcext:value-type="string">
            <text:p>poczwgz</text:p>
          </table:table-cell>
          <table:table-cell office:value-type="string" calcext:value-type="string">
            <text:p>pocbwga</text:p>
          </table:table-cell>
          <table:table-cell office:value-type="string" calcext:value-type="string">
            <text:p>p: (0.07663500000000001,0.902365,0.447553);p: (0.008823000000000001,0.929933,0.695141);o: (-0.18504,0.928154,0.48110299999999995);o: (-0.185004,0.9149219999999999,0.481049);c: (-0.490726,0.923284,0.44605);c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: (-0.068993,1.35572,0.46785600000000005);g: (-0.595001,1.233,0.468999);g: (-0.7159989999999999,1.23301,0.46900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p: (0.07663500000000001,0.902365,0.447553);p1: (0.008823000000000001,0.929933,0.695141);o: (-0.18504,0.928154,0.48110299999999995);o1: (-0.185004,0.9149219999999999,0.481049);c: (-0.490726,0.923284,0.44605);c1: (-0.7949970000000001,0.9232809999999999,0.438);k: (-0.00277,0.7334350000000001,0.541497);f: (-0.190751,0.744224,0.552776);s: (0.10772000000000001,0.746711,0.516266);k: (-0.040202999999999996,0.733436,0.538085);f: (-0.144938,0.74432,0.554982);s: (0.14089100000000002,0.74721,0.521008);w: (0.098938,1.35572,0.44436400000000004);w1: (-0.068993,1.35572,0.46785600000000005);g: (-0.595001,1.233,0.468999);g1: (-0.7159989999999999,1.23301,0.46900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71])" office:value-type="float" office:value="13" calcext:value-type="float">
            <text:p>13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1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2</text:p>
          </table:table-cell>
          <table:table-cell office:value-type="string" calcext:value-type="string">
            <text:p>tgpcowpgpwwccoog</text:p>
          </table:table-cell>
          <table:table-cell office:value-type="string" calcext:value-type="string">
            <text:p>tgpcowpgpwcog</text:p>
          </table:table-cell>
          <table:table-cell table:number-columns-repeated="2" office:value-type="string" calcext:value-type="string">
            <text:p>tgpcowqhmxdni</text:p>
          </table:table-cell>
          <table:table-cell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p: (0.008041,0.9296049999999999,0.68902);g: (-0.7159989999999999,1.23301,0.469001);p: (0.008001000000000001,0.902166,0.689002);w: (-0.196022,1.35572,0.466005);w: (0.083,1.35572,0.466);c: (-0.66,0.9232809999999999,0.438);c: (-0.7949970000000001,0.9232809999999999,0.438);o: (-0.18499200000000002,0.915077,0.481025);o: (-0.18499200000000002,0.90217,0.481005);g: (-0.8379989999999999,1.233,0.468999)</text:p>
          </table:table-cell>
          <table:table-cell table:number-columns-repeated="2" office:value-type="string" calcext:value-type="string">
            <text:p>t: (-0.6427069999999999,1.5358,0.680133);g: (-0.595001,1.233,0.468999);p: (0.008034,0.957082,0.6890539999999999);c: (-0.525007,0.923283,0.438);o: (-0.185,0.928,0.48103500000000005);w: (-0.05700499999999999,1.35572,0.46601800000000004);q: (0.008041,0.9296049999999999,0.68902);h: (-0.7159989999999999,1.23301,0.469001);m: (0.008001000000000001,0.902166,0.689002);x: (-0.196022,1.35572,0.466005);x1: (0.083,1.35572,0.466);d: (-0.66,0.9232809999999999,0.438);d1: (-0.7949970000000001,0.9232809999999999,0.438);n: (-0.18499200000000002,0.915077,0.481025);n1: (-0.18499200000000002,0.90217,0.481005);i: (-0.8379989999999999,1.233,0.468999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office:value-type="float" office:value="0.862" calcext:value-type="float">
            <text:p>0.862</text:p>
          </table:table-cell>
          <table:table-cell table:formula="of:=LEN([.D72])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5</text:p>
          </table:table-cell>
          <table:table-cell table:number-columns-repeated="2" office:value-type="string" calcext:value-type="string">
            <text:p>gwpfrkst</text:p>
          </table:table-cell>
          <table:table-cell office:value-type="string" calcext:value-type="string">
            <text:p>gwpzt</text:p>
          </table:table-cell>
          <table:table-cell office:value-type="string" calcext:value-type="string">
            <text:p>gwpbabt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z: (-0.310963847222222,0.74,0.53)</text:p>
          </table:table-cell>
          <table:table-cell office:value-type="string" calcext:value-type="string">
            <text:p>g: (-0.595001,1.233,0.468999);w: (-0.196022,1.35572,0.466005);p: (0.008034,0.957082,0.6890539999999999);f: (-0.20802600000000002,0.7442439999999999,0.557671);r: (-0.500441,0.743324,0.5217109999999999);k: (0.002996,0.733422,0.533535);s: (0.10966,0.7466,0.505875);t: (-0.649,1.52939,0.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3])" office:value-type="float" office:value="8" calcext:value-type="float">
            <text:p>8</text:p>
          </table:table-cell>
          <table:table-cell office:value-type="float" office:value="0.666" calcext:value-type="float">
            <text:p>0.666</text:p>
          </table:table-cell>
          <table:table-cell table:formula="of:=LEN([.D73])" office:value-type="float" office:value="5" calcext:value-type="float">
            <text:p>5</text:p>
          </table:table-cell>
          <table:table-cell office:value-type="float" office:value="0.756" calcext:value-type="float">
            <text:p>0.756</text:p>
          </table:table-cell>
          <table:table-cell table:formula="of:=LEN([.D73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18</text:p>
          </table:table-cell>
          <table:table-cell office:value-type="string" calcext:value-type="string">
            <text:p>ppfkfkssgg</text:p>
          </table:table-cell>
          <table:table-cell office:value-type="string" calcext:value-type="string">
            <text:p>pfkfksg</text:p>
          </table:table-cell>
          <table:table-cell office:value-type="string" calcext:value-type="string">
            <text:p>pzg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p: (0.008034,0.957082,0.6890539999999999);p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f: (-0.251825,0.744246,0.557668);k: (-0.030993,0.7334229999999999,0.530651);f: (-0.20802600000000002,0.7442439999999999,0.557671);k: (-0.07699199999999999,0.733425,0.531662);s: (0.10966,0.7466,0.505875);s: (0.071911,0.746328,0.519848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74])" office:value-type="float" office:value="7" calcext:value-type="float">
            <text:p>7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4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0</text:p>
          </table:table-cell>
          <table:table-cell office:value-type="string" calcext:value-type="string">
            <text:p>ppwwoogssffkkg</text:p>
          </table:table-cell>
          <table:table-cell office:value-type="string" calcext:value-type="string">
            <text:p>pwogsfkg</text:p>
          </table:table-cell>
          <table:table-cell office:value-type="string" calcext:value-type="string">
            <text:p>pwogzh</text:p>
          </table:table-cell>
          <table:table-cell office:value-type="string" calcext:value-type="string">
            <text:p>pwogbh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g: (-0.7159989999999999,1.23301,0.469001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g: (-0.595001,1.233,0.468999);s: (0.10966,0.7466,0.505875);s: (0.146585,0.7467189999999999,0.516146);f: (-0.20802600000000002,0.7442439999999999,0.557671);f: (-0.165225,0.7442479999999999,0.557615);k: (0.002996,0.733422,0.533535);k: (-0.07699199999999999,0.733425,0.531662);h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75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75])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2</text:p>
          </table:table-cell>
          <table:table-cell office:value-type="string" calcext:value-type="string">
            <text:p>ppwwkkff</text:p>
          </table:table-cell>
          <table:table-cell office:value-type="string" calcext:value-type="string">
            <text:p>pwkf</text:p>
          </table:table-cell>
          <table:table-cell office:value-type="string" calcext:value-type="string">
            <text:p>pwz</text:p>
          </table:table-cell>
          <table:table-cell office:value-type="string" calcext:value-type="string">
            <text:p>pwb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k: (0.002996,0.733422,0.533535);k: (-0.030993,0.7334229999999999,0.530651);f: (-0.20802600000000002,0.7442439999999999,0.557671);f: (-0.251825,0.744246,0.557668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k: (0.002996,0.733422,0.533535);k1: (-0.030993,0.7334229999999999,0.530651);f: (-0.20802600000000002,0.7442439999999999,0.557671);f1: (-0.251825,0.744246,0.557668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table:formula="of:=LEN([.C76])"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table:formula="of:=LEN([.D76])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3</text:p>
          </table:table-cell>
          <table:table-cell office:value-type="string" calcext:value-type="string">
            <text:p>gwwppooccoskfsfk</text:p>
          </table:table-cell>
          <table:table-cell office:value-type="string" calcext:value-type="string">
            <text:p>gwpocoskfsfk</text:p>
          </table:table-cell>
          <table:table-cell office:value-type="string" calcext:value-type="string">
            <text:p>gwpocnz</text:p>
          </table:table-cell>
          <table:table-cell office:value-type="string" calcext:value-type="string">
            <text:p>gwpocnb</text:p>
          </table:table-cell>
          <table:table-cell office:value-type="string" calcext:value-type="string">
            <text:p>g: (-0.595001,1.233,0.468999);w: (-0.05700499999999999,1.35572,0.46601800000000004);w: (-0.196022,1.35572,0.466005);p: (0.008041,0.9296049999999999,0.68902);p: (0.008034,0.957082,0.6890539999999999);o: (-0.187556,0.9276059999999999,0.4821);o: (-0.186175,0.914906,0.48156499999999997);c: (-0.525007,0.923283,0.438);c: (-0.66,0.9232809999999999,0.438);o: (-0.185123,0.9022049999999999,0.4809);s: (0.146585,0.7467189999999999,0.516146);k: (0.002996,0.733422,0.533535);f: (-0.20802600000000002,0.7442439999999999,0.557671);s: (0.10966,0.7466,0.505875);f: (-0.251825,0.744246,0.557668);k: (-0.030993,0.7334229999999999,0.530651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z: (-0.310963847222222,0.74,0.53)</text:p>
          </table:table-cell>
          <table:table-cell office:value-type="string" calcext:value-type="string">
            <text:p>g: (-0.595001,1.233,0.468999);w: (-0.05700499999999999,1.35572,0.46601800000000004);w1: (-0.196022,1.35572,0.466005);p: (0.008041,0.9296049999999999,0.68902);p1: (0.008034,0.957082,0.6890539999999999);o: (-0.187556,0.9276059999999999,0.4821);o1: (-0.186175,0.914906,0.48156499999999997);c: (-0.525007,0.923283,0.438);c1: (-0.66,0.9232809999999999,0.438);n: (-0.185123,0.9022049999999999,0.4809);s: (0.146585,0.7467189999999999,0.516146);k: (0.002996,0.733422,0.533535);f: (-0.20802600000000002,0.7442439999999999,0.557671);s: (0.10966,0.7466,0.505875);f: (-0.251825,0.744246,0.557668);k: (-0.030993,0.7334229999999999,0.53065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table:formula="of:=LEN([.C77])" office:value-type="float" office:value="12" calcext:value-type="float">
            <text:p>12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7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6</text:p>
          </table:table-cell>
          <table:table-cell office:value-type="string" calcext:value-type="string">
            <text:p>wwtppcoockfkf</text:p>
          </table:table-cell>
          <table:table-cell office:value-type="string" calcext:value-type="string">
            <text:p>wtpcockfkf</text:p>
          </table:table-cell>
          <table:table-cell office:value-type="string" calcext:value-type="string">
            <text:p>wtpcodz</text:p>
          </table:table-cell>
          <table:table-cell office:value-type="string" calcext:value-type="string">
            <text:p>wtpcodb</text:p>
          </table:table-cell>
          <table:table-cell office:value-type="string" calcext:value-type="string">
            <text:p>w: (-0.195734,1.35574,0.466135);w: (-0.05700499999999999,1.35572,0.46601800000000004);t: (-0.649,1.52939,0.68);p: (0.008034,0.957082,0.6890539999999999);p: (0.008041,0.9296049999999999,0.68902);c: (-0.66,0.9232809999999999,0.438);o: (-0.185,0.928,0.48103500000000005);o: (-0.18499200000000002,0.915077,0.481025);c: (-0.525007,0.923283,0.438);k: (-0.030993,0.7334229999999999,0.530651);f: (-0.20802600000000002,0.7442439999999999,0.557671);k: (-0.07699199999999999,0.733425,0.531662);f: (-0.165225,0.7442479999999999,0.557615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z: (-0.310963847222222,0.74,0.53)</text:p>
          </table:table-cell>
          <table:table-cell office:value-type="string" calcext:value-type="string">
            <text:p>w: (-0.195734,1.35574,0.466135);w1: (-0.05700499999999999,1.35572,0.46601800000000004);t: (-0.649,1.52939,0.68);p: (0.008034,0.957082,0.6890539999999999);p1: (0.008041,0.9296049999999999,0.68902);c: (-0.66,0.9232809999999999,0.438);o: (-0.185,0.928,0.48103500000000005);o1: (-0.18499200000000002,0.915077,0.481025);d: (-0.525007,0.923283,0.438);k: (-0.030993,0.7334229999999999,0.530651);f: (-0.20802600000000002,0.7442439999999999,0.557671);k: (-0.07699199999999999,0.733425,0.531662);f: (-0.165225,0.7442479999999999,0.55761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4" calcext:value-type="float">
            <text:p>0.824</text:p>
          </table:table-cell>
          <table:table-cell table:formula="of:=LEN([.C78])" office:value-type="float" office:value="10" calcext:value-type="float">
            <text:p>10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office:value-type="float" office:value="0.756" calcext:value-type="float">
            <text:p>0.756</text:p>
          </table:table-cell>
          <table:table-cell table:formula="of:=LEN([.D78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29</text:p>
          </table:table-cell>
          <table:table-cell office:value-type="string" calcext:value-type="string">
            <text:p>wwppggfkfkrree</text:p>
          </table:table-cell>
          <table:table-cell office:value-type="string" calcext:value-type="string">
            <text:p>wpgfkfkre</text:p>
          </table:table-cell>
          <table:table-cell office:value-type="string" calcext:value-type="string">
            <text:p>wpgz</text:p>
          </table:table-cell>
          <table:table-cell office:value-type="string" calcext:value-type="string">
            <text:p>wpgba</text:p>
          </table:table-cell>
          <table:table-cell office:value-type="string" calcext:value-type="string">
            <text:p>w: (-0.196022,1.35572,0.466005);w: (-0.05700499999999999,1.35572,0.46601800000000004);p: (0.008034,0.957082,0.6890539999999999);p: (0.008041,0.9296049999999999,0.68902);g: (-0.595001,1.233,0.468999);g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z: (-0.310963847222222,0.74,0.53)</text:p>
          </table:table-cell>
          <table:table-cell office:value-type="string" calcext:value-type="string">
            <text:p>w: (-0.196022,1.35572,0.466005);w1: (-0.05700499999999999,1.35572,0.46601800000000004);p: (0.008034,0.957082,0.6890539999999999);p1: (0.008041,0.9296049999999999,0.68902);g: (-0.595001,1.233,0.468999);g1: (-0.7159989999999999,1.23301,0.469001);f: (-0.165225,0.7442479999999999,0.557615);k: (-0.07699199999999999,0.733425,0.531662);f: (-0.20802600000000002,0.7442439999999999,0.557671);k: (-0.030993,0.7334229999999999,0.530651);r: (-0.606068,0.743321,0.524829);r: (-0.500441,0.743324,0.5217109999999999);e: (-0.765776,0.742873,0.515548);e: (-0.7940520000000001,0.7428739999999999,0.503884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table:formula="of:=LEN([.C79])"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table:formula="of:=LEN([.D79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79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1</text:p>
          </table:table-cell>
          <table:table-cell office:value-type="string" calcext:value-type="string">
            <text:p>ppococwwtrrfkfkgg</text:p>
          </table:table-cell>
          <table:table-cell office:value-type="string" calcext:value-type="string">
            <text:p>pococwtrfkfkg</text:p>
          </table:table-cell>
          <table:table-cell office:value-type="string" calcext:value-type="string">
            <text:p>pocndwtzg</text:p>
          </table:table-cell>
          <table:table-cell office:value-type="string" calcext:value-type="string">
            <text:p>pocndwtabg</text:p>
          </table:table-cell>
          <table:table-cell office:value-type="string" calcext:value-type="string">
            <text:p>p: (0.008034,0.957082,0.6890539999999999);p: (0.008041,0.9296049999999999,0.68902);o: (-0.185,0.928,0.48103500000000005);c: (-0.525007,0.923283,0.438);o: (-0.18499200000000002,0.915077,0.481025);c: (-0.66,0.9232809999999999,0.438);w: (-0.196022,1.35572,0.466005);w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: (-0.7159989999999999,1.23301,0.469001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c: (-0.525007,0.923283,0.438);n: (-0.18499200000000002,0.915077,0.481025);d: (-0.66,0.9232809999999999,0.438);w: (-0.196022,1.35572,0.466005);w1: (-0.05700499999999999,1.35572,0.46601800000000004);t: (-0.649,1.52939,0.68);r: (-0.500441,0.743324,0.5217109999999999);r: (-0.606068,0.743321,0.524829);f: (-0.165225,0.7442479999999999,0.557615);k: (-0.07699199999999999,0.733425,0.531662);f: (-0.20802600000000002,0.7442439999999999,0.557671);k: (-0.030993,0.7334229999999999,0.530651);g: (-0.595001,1.233,0.468999);g1: (-0.7159989999999999,1.23301,0.469001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table:formula="of:=LEN([.C80])"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table:formula="of:=LEN([.D80])" office:value-type="float" office:value="9" calcext:value-type="float">
            <text:p>9</text:p>
          </table:table-cell>
          <table:table-cell office:value-type="float" office:value="0.824" calcext:value-type="float">
            <text:p>0.824</text:p>
          </table:table-cell>
          <table:table-cell table:formula="of:=LEN([.D80])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3</text:p>
          </table:table-cell>
          <table:table-cell office:value-type="string" calcext:value-type="string">
            <text:p>ppwwooccfksfksrr</text:p>
          </table:table-cell>
          <table:table-cell office:value-type="string" calcext:value-type="string">
            <text:p>pwocfksfksr</text:p>
          </table:table-cell>
          <table:table-cell office:value-type="string" calcext:value-type="string">
            <text:p>pwocz</text:p>
          </table:table-cell>
          <table:table-cell office:value-type="string" calcext:value-type="string">
            <text:p>pwocba</text:p>
          </table:table-cell>
          <table:table-cell office:value-type="string" calcext:value-type="string">
            <text:p>p: (0.008034,0.957082,0.6890539999999999);p: (0.008041,0.9296049999999999,0.68902);w: (-0.196022,1.35572,0.466005);w: (-0.05700499999999999,1.35572,0.46601800000000004);o: (-0.185,0.928,0.48103500000000005);o: (-0.18499200000000002,0.915077,0.481025);c: (-0.525007,0.923283,0.438);c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z: (-0.310963847222222,0.74,0.53)</text:p>
          </table:table-cell>
          <table:table-cell office:value-type="string" calcext:value-type="string">
            <text:p>p: (0.008034,0.957082,0.6890539999999999);p1: (0.008041,0.9296049999999999,0.68902);w: (-0.196022,1.35572,0.466005);w1: (-0.05700499999999999,1.35572,0.46601800000000004);o: (-0.185,0.928,0.48103500000000005);o1: (-0.18499200000000002,0.915077,0.481025);c: (-0.525007,0.923283,0.438);c1: (-0.66,0.9232809999999999,0.438);f: (-0.251825,0.744246,0.557668);k: (-0.07699199999999999,0.733425,0.531662);s: (0.10966,0.7466,0.505875);f: (-0.20802600000000002,0.7442439999999999,0.557671);k: (-0.030993,0.7334229999999999,0.530651);s: (0.071911,0.746328,0.519848);r: (-0.606068,0.743321,0.524829);r: (-0.500441,0.743324,0.5217109999999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81])" office:value-type="float" office:value="11" calcext:value-type="float">
            <text:p>11</text:p>
          </table:table-cell>
          <table:table-cell office:value-type="float" office:value="0.666" calcext:value-type="float">
            <text:p>0.666</text:p>
          </table:table-cell>
          <table:table-cell table:formula="of:=LEN([.D81])" office:value-type="float" office:value="5" calcext:value-type="float">
            <text:p>5</text:p>
          </table:table-cell>
          <table:table-cell office:value-type="float" office:value="0.723" calcext:value-type="float">
            <text:p>0.723</text:p>
          </table:table-cell>
          <table:table-cell table:formula="of:=LEN([.D81])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5</text:p>
          </table:table-cell>
          <table:table-cell office:value-type="string" calcext:value-type="string">
            <text:p>ppwwggeerrkkss</text:p>
          </table:table-cell>
          <table:table-cell office:value-type="string" calcext:value-type="string">
            <text:p>pwgerks</text:p>
          </table:table-cell>
          <table:table-cell office:value-type="string" calcext:value-type="string">
            <text:p>pwgz</text:p>
          </table:table-cell>
          <table:table-cell office:value-type="string" calcext:value-type="string">
            <text:p>pwgab</text:p>
          </table:table-cell>
          <table:table-cell office:value-type="string" calcext:value-type="string">
            <text:p>p: (0.008034,0.957082,0.6890539999999999);p: (0.008041,0.9296049999999999,0.68902);w: (0.083,1.35572,0.466);w: (-0.05700499999999999,1.35572,0.46601800000000004);g: (-0.7159989999999999,1.23301,0.469001);g: (-0.595001,1.233,0.468999);e: (-0.765776,0.742873,0.515548);e: (-0.7940520000000001,0.7428739999999999,0.503884);r: (-0.500441,0.743324,0.5217109999999999);r: (-0.606068,0.743321,0.524829);k: (-0.030993,0.7334229999999999,0.530651);k: (-0.07699199999999999,0.733425,0.531662);s: (0.146585,0.7467189999999999,0.516146);s: (0.10966,0.7466,0.505875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z: (-0.310963847222222,0.74,0.53)</text:p>
          </table:table-cell>
          <table:table-cell office:value-type="string" calcext:value-type="string">
            <text:p>p: (0.008034,0.957082,0.6890539999999999);p1: (0.008041,0.9296049999999999,0.68902);w: (0.083,1.35572,0.466);w1: (-0.05700499999999999,1.35572,0.46601800000000004);g: (-0.7159989999999999,1.23301,0.469001);g1: (-0.595001,1.233,0.468999);e: (-0.765776,0.742873,0.515548);e1: (-0.7940520000000001,0.7428739999999999,0.503884);r: (-0.500441,0.743324,0.5217109999999999);r1: (-0.606068,0.743321,0.524829);k: (-0.030993,0.7334229999999999,0.530651);k1: (-0.07699199999999999,0.733425,0.531662);s: (0.146585,0.7467189999999999,0.516146);s1: (0.10966,0.7466,0.505875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table:formula="of:=LEN([.C82])" office:value-type="float" office:value="7" calcext:value-type="float">
            <text:p>7</text:p>
          </table:table-cell>
          <table:table-cell office:value-type="float" office:value="0.605" calcext:value-type="float">
            <text:p>0.605</text:p>
          </table:table-cell>
          <table:table-cell table:formula="of:=LEN([.D82])" office:value-type="float" office:value="4" calcext:value-type="float">
            <text:p>4</text:p>
          </table:table-cell>
          <table:table-cell office:value-type="float" office:value="0.666" calcext:value-type="float">
            <text:p>0.666</text:p>
          </table:table-cell>
          <table:table-cell table:formula="of:=LEN([.D82])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39</text:p>
          </table:table-cell>
          <table:table-cell office:value-type="string" calcext:value-type="string">
            <text:p>ppoocctfkfkrrwwg</text:p>
          </table:table-cell>
          <table:table-cell office:value-type="string" calcext:value-type="string">
            <text:p>poctfkfkrwg</text:p>
          </table:table-cell>
          <table:table-cell office:value-type="string" calcext:value-type="string">
            <text:p>poctzwg</text:p>
          </table:table-cell>
          <table:table-cell office:value-type="string" calcext:value-type="string">
            <text:p>poctbawg</text:p>
          </table:table-cell>
          <table:table-cell office:value-type="string" calcext:value-type="string">
            <text:p>p: (0.008034,0.957082,0.6890539999999999);p: (0.008041,0.9296049999999999,0.68902);o: (-0.185,0.928,0.48103500000000005);o: (-0.18499200000000002,0.915077,0.481025);c: (-0.7949970000000001,0.9232809999999999,0.438);c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: (-0.05700499999999999,1.35572,0.46601800000000004);g: (-0.595001,1.233,0.468999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z: (-0.310963847222222,0.74,0.53)</text:p>
          </table:table-cell>
          <table:table-cell office:value-type="string" calcext:value-type="string">
            <text:p>p: (0.008034,0.957082,0.6890539999999999);p1: (0.008041,0.9296049999999999,0.68902);o: (-0.185,0.928,0.48103500000000005);o1: (-0.18499200000000002,0.915077,0.481025);c: (-0.7949970000000001,0.9232809999999999,0.438);c1: (-0.66,0.9232809999999999,0.438);t: (-0.649,1.52939,0.68);f: (-0.20802600000000002,0.7442439999999999,0.557671);k: (-0.07699199999999999,0.733425,0.531662);f: (-0.165225,0.7442479999999999,0.557615);k: (-0.030993,0.7334229999999999,0.530651);r: (-0.606068,0.743321,0.524829);r: (-0.500441,0.743324,0.5217109999999999);w: (-0.196022,1.35572,0.466005);w1: (-0.05700499999999999,1.35572,0.46601800000000004);g: (-0.595001,1.233,0.46899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table:formula="of:=LEN([.C83])" office:value-type="float" office:value="11" calcext:value-type="float">
            <text:p>11</text:p>
          </table:table-cell>
          <table:table-cell office:value-type="float" office:value="0.756" calcext:value-type="float">
            <text:p>0.756</text:p>
          </table:table-cell>
          <table:table-cell table:formula="of:=LEN([.D83])" office:value-type="float" office:value="7" calcext:value-type="float">
            <text:p>7</text:p>
          </table:table-cell>
          <table:table-cell office:value-type="float" office:value="0.785" calcext:value-type="float">
            <text:p>0.785</text:p>
          </table:table-cell>
          <table:table-cell table:formula="of:=LEN([.D83])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240</text:p>
          </table:table-cell>
          <table:table-cell office:value-type="string" calcext:value-type="string">
            <text:p>ppwwffkkssooccrr</text:p>
          </table:table-cell>
          <table:table-cell office:value-type="string" calcext:value-type="string">
            <text:p>pwfksocr</text:p>
          </table:table-cell>
          <table:table-cell office:value-type="string" calcext:value-type="string">
            <text:p>pwzocz</text:p>
          </table:table-cell>
          <table:table-cell office:value-type="string" calcext:value-type="string">
            <text:p>pwboca</text:p>
          </table:table-cell>
          <table:table-cell office:value-type="string" calcext:value-type="string">
            <text:p>p: (0.008034,0.957082,0.6890539999999999);p: (0.008041,0.9296049999999999,0.68902);w: (-0.05700499999999999,1.35572,0.46601800000000004);w: (-0.196022,1.35572,0.466005);f: (-0.20802600000000002,0.7442439999999999,0.557671);f: (-0.251825,0.744246,0.557668);k: (-0.030993,0.7334229999999999,0.530651);k: (-0.07699199999999999,0.733425,0.531662);s: (0.10966,0.7466,0.505875);s: (0.071911,0.746328,0.519848);o: (-0.18499200000000002,0.915077,0.481025);o: (-0.185,0.928,0.48103500000000005);c: (-0.525007,0.923283,0.438);c: (-0.66,0.9232809999999999,0.438);r: (-0.500441,0.743324,0.5217109999999999);r: (-0.606068,0.743321,0.524829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z: (-0.310963847222222,0.74,0.53)</text:p>
          </table:table-cell>
          <table:table-cell office:value-type="string" calcext:value-type="string">
            <text:p>p: (0.008034,0.957082,0.6890539999999999);p1: (0.008041,0.9296049999999999,0.68902);w: (-0.05700499999999999,1.35572,0.46601800000000004);w1: (-0.196022,1.35572,0.466005);f: (-0.20802600000000002,0.7442439999999999,0.557671);f1: (-0.251825,0.744246,0.557668);k: (-0.030993,0.7334229999999999,0.530651);k1: (-0.07699199999999999,0.733425,0.531662);s: (0.10966,0.7466,0.505875);s1: (0.071911,0.746328,0.519848);o: (-0.18499200000000002,0.915077,0.481025);o1: (-0.185,0.928,0.48103500000000005);c: (-0.525007,0.923283,0.438);c1: (-0.66,0.9232809999999999,0.438);r: (-0.500441,0.743324,0.5217109999999999);r1: (-0.606068,0.743321,0.524829);a: (-0.04465655555555556,0.7414061111111111,0.53);b: (-0.6665842500000001,0.743098,0.53)</text:p>
          </table:table-cell>
          <table:table-cell office:value-type="string" calcext:value-type="string">
            <text:p>[-0.451354,-0.413918,0.156247],[0.513,-0.531,0.74],[0.513,-0.531,0.74],[0.513,-0.531,0.74],[0.513,-0.531,0.74],[0.513,-0.531,0.74],[0.513,-0.531,0.74],[0.513,-0.531,0.74],[0.513,-0.531,0.74],[0.513,-0.531,0.74],[0.513,-0.531,0.74],[0.513,-0.531,0.74],[0.513,-0.531,0.74],[0.513,-0.531,0.74],[0.513,-0.531,0.74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table:formula="of:=LEN([.C84])" office:value-type="float" office:value="8" calcext:value-type="float">
            <text:p>8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office:value-type="float" office:value="0.723" calcext:value-type="float">
            <text:p>0.723</text:p>
          </table:table-cell>
          <table:table-cell table:formula="of:=LEN([.D84])" office:value-type="float" office:value="6" calcext:value-type="float">
            <text:p>6</text:p>
          </table:table-cell>
          <table:table-cell table:number-columns-repeated="1000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Default" table:number-columns-repeated="100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4"/>
          <table:table-cell table:formula="of:=SUM([.N2:.N84])/80" office:value-type="float" office:value="0.775925" calcext:value-type="float">
            <text:p>0.775925</text:p>
          </table:table-cell>
          <table:table-cell table:style-name="Default" table:number-columns-repeated="3"/>
          <table:table-cell table:style-name="Default" table:formula="of:=SUM([.R2:.R84])/80" office:value-type="float" office:value="0.7055" calcext:value-type="float">
            <text:p>0.7055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9:46:37.818973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10:38:14.489942297</dc:date>
    <meta:editing-duration>P7DT2H59M26S</meta:editing-duration>
    <meta:editing-cycles>55</meta:editing-cycles>
    <meta:generator>LibreOffice/6.0.7.3$Linux_X86_64 LibreOffice_project/00m0$Build-3</meta:generator>
    <meta:document-statistic meta:table-count="1" meta:cell-count="1557" meta:object-count="0"/>
  </office:meta>
</office:document-meta>
</file>